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92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078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/>
      <style:paragraph-properties fo:text-align="end" fo:margin-left="0cm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7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8" style:family="table-cell" style:parent-style-name="Default">
      <style:table-cell-properties fo:border-bottom="0.035cm solid #000000" style:text-align-source="fix" style:repeat-content="false" fo:border-left="0.002cm solid #000000" fo:border-right="0.018cm solid #000000" fo:border-top="0.035cm solid #000000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18cm solid #000000" fo:border-top="0.002cm solid #000000"/>
      <style:paragraph-properties fo:text-align="end" fo:margin-left="0cm"/>
    </style:style>
    <style:style style:name="ce10" style:family="table-cell" style:parent-style-name="Default">
      <style:table-cell-properties fo:border-bottom="0.035cm solid #000000" style:text-align-source="fix" style:repeat-content="false" fo:border-left="0.002cm solid #000000" fo:border-right="0.018cm solid #000000" fo:border-top="0.002cm solid #000000"/>
      <style:paragraph-properties fo:text-align="end" fo:margin-left="0cm"/>
    </style:style>
    <style:style style:name="ce11" style:family="table-cell" style:parent-style-name="Default" style:data-style-name="N108">
      <style:table-cell-properties fo:border-bottom="0.002cm solid #000000" style:text-align-source="fix" style:repeat-content="false" fo:border-left="0.002cm solid #000000" fo:border-right="0.018cm solid #000000" fo:border-top="0.002cm solid #000000"/>
      <style:paragraph-properties fo:text-align="end" fo:margin-left="0cm"/>
    </style:style>
    <style:style style:name="ce12" style:family="table-cell" style:parent-style-name="Default" style:data-style-name="N108">
      <style:table-cell-properties fo:border-bottom="0.035cm solid #000000" style:text-align-source="fix" style:repeat-content="false" fo:border-left="0.002cm solid #000000" fo:border-right="0.018cm solid #000000" fo:border-top="0.002cm solid #000000"/>
      <style:paragraph-properties fo:text-align="end" fo:margin-left="0cm"/>
    </style:style>
    <style:style style:name="ce13" style:family="table-cell" style:parent-style-name="Default" style:data-style-name="N1">
      <style:table-cell-properties style:text-align-source="fix" style:repeat-content="false" fo:border="0.002cm solid #000000"/>
      <style:paragraph-properties fo:text-align="end" fo:margin-left="0cm"/>
    </style:style>
    <style:style style:name="ce14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5" style:family="table-cell" style:parent-style-name="Default" style:data-style-name="N109">
      <style:table-cell-properties fo:border-bottom="0.035cm solid #000000" fo:border-left="0.035cm solid #000000" fo:border-right="0.002cm solid #000000" fo:border-top="0.035cm solid #000000"/>
    </style:style>
    <style:style style:name="ce16" style:family="table-cell" style:parent-style-name="Default" style:data-style-name="N1">
      <style:table-cell-properties fo:border-bottom="0.035cm solid #000000" fo:border-left="0.035cm solid #000000" fo:border-right="0.002cm solid #000000" fo:border-top="0.035cm solid #000000"/>
    </style:style>
    <style:style style:name="ce17" style:family="table-cell" style:parent-style-name="Default" style:data-style-name="N109">
      <style:table-cell-properties fo:border-bottom="0.035cm solid #000000" fo:border-left="0.002cm solid #000000" fo:border-right="0.002cm solid #000000" fo:border-top="0.035cm solid #000000"/>
    </style:style>
    <style:style style:name="ce18" style:family="table-cell" style:parent-style-name="Default" style:data-style-name="N1">
      <style:table-cell-properties fo:border-bottom="0.035cm solid #000000" fo:border-left="0.002cm solid #000000" fo:border-right="0.002cm solid #000000" fo:border-top="0.035cm solid #000000"/>
    </style:style>
    <style:style style:name="ce19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</style:style>
    <style:style style:name="ce20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0.035cm solid #000000" fo:border-top="0.002cm solid #000000"/>
      <style:paragraph-properties fo:text-align="end" fo:margin-left="0cm"/>
    </style:style>
    <style:style style:name="ce21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35cm solid #000000" fo:border-top="0.002cm solid #000000"/>
      <style:paragraph-properties fo:text-align="end" fo:margin-left="0cm"/>
    </style:style>
    <style:style style:name="ce22" style:family="table-cell" style:parent-style-name="Default" style:data-style-name="N1">
      <style:table-cell-properties fo:border-bottom="0.035cm solid #000000" fo:border-left="0.002cm solid #000000" fo:border-right="0.035cm solid #000000" fo:border-top="0.035cm solid #000000"/>
    </style:style>
    <style:style style:name="ce23" style:family="table-cell" style:parent-style-name="Default" style:data-style-name="N1">
      <style:table-cell-properties fo:border-bottom="0.002cm solid #000000" fo:border-left="0.018cm solid #000000" fo:border-right="0.002cm solid #000000" fo:border-top="0.002cm solid #000000"/>
    </style:style>
    <style:style style:name="ce24" style:family="table-cell" style:parent-style-name="Default" style:data-style-name="N1">
      <style:table-cell-properties fo:border="0.002cm solid #000000"/>
    </style:style>
    <style:style style:name="ce25" style:family="table-cell" style:parent-style-name="Default" style:data-style-name="N1">
      <style:table-cell-properties fo:border-bottom="0.002cm solid #000000" fo:border-left="0.002cm solid #000000" fo:border-right="0.018cm solid #000000" fo:border-top="0.002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  <style:style style:name="T2" style:family="text">
      <style:text-properties style:text-position="sub 70%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2" table:default-cell-style-name="ce9"/>
        <table:table-column table:style-name="co4" table:default-cell-style-name="ce13"/>
        <table:table-column table:style-name="co5" table:default-cell-style-name="ce13"/>
        <table:table-column table:style-name="co4" table:default-cell-style-name="ce13"/>
        <table:table-column table:style-name="co6" table:default-cell-style-name="ce20"/>
        <table:table-column table:style-name="co7" table:default-cell-style-name="ce23"/>
        <table:table-column table:style-name="co8" table:default-cell-style-name="ce24"/>
        <table:table-column table:style-name="co9" table:default-cell-style-name="ce24"/>
        <table:table-column table:style-name="co9" table:default-cell-style-name="ce25"/>
        <table:table-column table:style-name="co9" table:number-columns-repeated="14" table:default-cell-style-name="Default"/>
        <table:table-row table:style-name="ro1">
          <table:table-cell table:style-name="ce1" office:value-type="string">
            <text:p>I, A</text:p>
          </table:table-cell>
          <table:table-cell table:style-name="ce5" office:value-type="string">
            <text:p>U, B</text:p>
          </table:table-cell>
          <table:table-cell table:style-name="ce5" office:value-type="string">
            <text:p>P, Вт</text:p>
          </table:table-cell>
          <table:table-cell table:style-name="ce8" office:value-type="string">
            <text:p>cos <text:span text:style-name="T1">φ</text:span></text:p>
          </table:table-cell>
          <table:table-cell table:style-name="ce5" office:value-type="string">
            <text:p>Z, Ом</text:p>
          </table:table-cell>
          <table:table-cell table:style-name="ce5" office:value-type="string">
            <text:p>R, Ом</text:p>
          </table:table-cell>
          <table:table-cell table:style-name="ce5" office:value-type="string">
            <text:p>X<text:span text:style-name="T2">L</text:span>, Ом</text:p>
          </table:table-cell>
          <table:table-cell table:style-name="ce19" office:value-type="string">
            <text:p>L, мГн</text:p>
          </table:table-cell>
          <table:table-cell table:style-name="ce1" office:value-type="string">
            <text:p>ΔZ, Ом</text:p>
          </table:table-cell>
          <table:table-cell table:style-name="ce5" office:value-type="string">
            <text:p>ΔR, Ом</text:p>
          </table:table-cell>
          <table:table-cell table:style-name="ce5" office:value-type="string">
            <text:p>ΔX<text:span text:style-name="T2">L</text:span>, Ом</text:p>
          </table:table-cell>
          <table:table-cell table:style-name="ce19" office:value-type="string">
            <text:p>ΔL, мГн</text:p>
          </table:table-cell>
          <table:table-cell table:number-columns-repeated="6"/>
          <table:table-cell>
            <draw:frame table:end-cell-address="Лист1.X17" table:end-x="2.063cm" table:end-y="0.034cm" draw:z-index="1" draw:style-name="gr1" draw:text-style-name="P1" svg:width="11.41cm" svg:height="7.653cm" svg:x="1.943cm" svg:y="0.425cm">
              <draw:object draw:notify-on-update-of-ranges="Лист1.B2:Лист1.B12 Лист1.C2:Лист1.C1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2">
          <table:table-cell office:value-type="float" office:value="0.58">
            <text:p>0,58</text:p>
          </table:table-cell>
          <table:table-cell office:value-type="float" office:value="29.3">
            <text:p>29,3</text:p>
          </table:table-cell>
          <table:table-cell office:value-type="float" office:value="8">
            <text:p>8</text:p>
          </table:table-cell>
          <table:table-cell office:value-type="float" office:value="0.47">
            <text:p>0,47</text:p>
          </table:table-cell>
          <table:table-cell table:formula="of:=[.B2]/[.A2]" office:value-type="float" office:value="50.5172413793104">
            <text:p>51</text:p>
          </table:table-cell>
          <table:table-cell table:formula="of:=[.C2]/([.A2]^2)" office:value-type="float" office:value="23.7812128418549">
            <text:p>24</text:p>
          </table:table-cell>
          <table:table-cell table:formula="of:=SQRT([.E2]^2-[.F2]^2)" office:value-type="float" office:value="44.5695590324372">
            <text:p>45</text:p>
          </table:table-cell>
          <table:table-cell table:formula="of:=1000*[.G2]/[.$B$14]" office:value-type="float" office:value="141.869312628768">
            <text:p>142</text:p>
          </table:table-cell>
          <table:table-cell table:formula="of:=[.E2]*SQRT(([.$D$14]/[.B2])^2+([.$F$14]/[.A2])^2)" office:value-type="float" office:value="0.88788779214683">
            <text:p>1</text:p>
          </table:table-cell>
          <table:table-cell table:formula="of:=[.F2]*SQRT(([.$F$14]/[.A2])^2+([.$H$14]/[.C2])^2)" office:value-type="float" office:value="1.54184355206152">
            <text:p>2</text:p>
          </table:table-cell>
          <table:table-cell table:formula="of:=SQRT(([.E2]*[.I2])^2+([.A2]*[.$F$14])^2)/[.G2]" office:value-type="float" office:value="1.00637393015214">
            <text:p>1</text:p>
          </table:table-cell>
          <table:table-cell table:formula="of:=1000*[.K2]/[.$B$14]" office:value-type="float" office:value="3.20338771165063">
            <text:p>3</text:p>
          </table:table-cell>
          <table:table-cell/>
          <table:table-cell>
            <draw:frame table:end-cell-address="Лист1.S16" table:end-x="1.188cm" table:end-y="0.3cm" draw:z-index="0" draw:style-name="gr1" draw:text-style-name="P1" svg:width="10.822cm" svg:height="7.307cm" svg:x="1.657cm" svg:y="0.036cm">
              <draw:object draw:notify-on-update-of-ranges="Лист1.B2:Лист1.B12 Лист1.A2:Лист1.A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  <table:table-cell>
            <draw:frame table:end-cell-address="Лист1.AD17" table:end-x="0.845cm" table:end-y="0.409cm" draw:z-index="2" draw:style-name="gr1" draw:text-style-name="P1" svg:width="11.185cm" svg:height="7.868cm" svg:x="0.95cm" svg:y="0.035cm">
              <draw:object draw:notify-on-update-of-ranges="Лист1.B2:Лист1.B12 Лист1.D2:Лист1.D1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2">
          <table:table-cell office:value-type="float" office:value="0.59">
            <text:p>0,59</text:p>
          </table:table-cell>
          <table:table-cell office:value-type="float" office:value="29.7">
            <text:p>29,7</text:p>
          </table:table-cell>
          <table:table-cell office:value-type="float" office:value="8.36">
            <text:p>8,36</text:p>
          </table:table-cell>
          <table:table-cell office:value-type="float" office:value="0.49">
            <text:p>0,49</text:p>
          </table:table-cell>
          <table:table-cell table:formula="of:=[.B3]/[.A3]" office:value-type="float" office:value="50.3389830508475">
            <text:p>50</text:p>
          </table:table-cell>
          <table:table-cell table:formula="of:=[.C3]/([.A3]^2)" office:value-type="float" office:value="24.0160873312267">
            <text:p>24</text:p>
          </table:table-cell>
          <table:table-cell table:formula="of:=SQRT([.E3]^2-[.F3]^2)" office:value-type="float" office:value="44.240713871867">
            <text:p>44</text:p>
          </table:table-cell>
          <table:table-cell table:formula="of:=1000*[.G3]/[.$B$14]" office:value-type="float" office:value="140.822565972436">
            <text:p>141</text:p>
          </table:table-cell>
          <table:table-cell table:formula="of:=[.E3]*SQRT(([.$D$14]/[.B3])^2+([.$F$14]/[.A3])^2)" office:value-type="float" office:value="0.869875227491221">
            <text:p>1</text:p>
          </table:table-cell>
          <table:table-cell table:formula="of:=[.F3]*SQRT(([.$F$14]/[.A3])^2+([.$H$14]/[.C3])^2)" office:value-type="float" office:value="1.49293238227702">
            <text:p>1</text:p>
          </table:table-cell>
          <table:table-cell table:formula="of:=SQRT(([.E3]*[.I3])^2+([.A3]*[.$F$14])^2)/[.G3]" office:value-type="float" office:value="0.989781377790013">
            <text:p>1</text:p>
          </table:table-cell>
          <table:table-cell table:formula="of:=1000*[.K3]/[.$B$14]" office:value-type="float" office:value="3.15057197711175">
            <text:p>3</text:p>
          </table:table-cell>
          <table:table-cell table:number-columns-repeated="14"/>
        </table:table-row>
        <table:table-row table:style-name="ro2">
          <table:table-cell office:value-type="float" office:value="0.59">
            <text:p>0,59</text:p>
          </table:table-cell>
          <table:table-cell office:value-type="float" office:value="30.1">
            <text:p>30,1</text:p>
          </table:table-cell>
          <table:table-cell office:value-type="float" office:value="8.7">
            <text:p>8,7</text:p>
          </table:table-cell>
          <table:table-cell office:value-type="float" office:value="0.49">
            <text:p>0,49</text:p>
          </table:table-cell>
          <table:table-cell table:formula="of:=[.B4]/[.A4]" office:value-type="float" office:value="51.0169491525424">
            <text:p>51</text:p>
          </table:table-cell>
          <table:table-cell table:formula="of:=[.C4]/([.A4]^2)" office:value-type="float" office:value="24.9928181557024">
            <text:p>25</text:p>
          </table:table-cell>
          <table:table-cell table:formula="of:=SQRT([.E4]^2-[.F4]^2)" office:value-type="float" office:value="44.4757028215304">
            <text:p>44</text:p>
          </table:table-cell>
          <table:table-cell table:formula="of:=1000*[.G4]/[.$B$14]" office:value-type="float" office:value="141.570559030654">
            <text:p>142</text:p>
          </table:table-cell>
          <table:table-cell table:formula="of:=[.E4]*SQRT(([.$D$14]/[.B4])^2+([.$F$14]/[.A4])^2)" office:value-type="float" office:value="0.881148786092746">
            <text:p>1</text:p>
          </table:table-cell>
          <table:table-cell table:formula="of:=[.F4]*SQRT(([.$F$14]/[.A4])^2+([.$H$14]/[.C4])^2)" office:value-type="float" office:value="1.49753078936307">
            <text:p>1</text:p>
          </table:table-cell>
          <table:table-cell table:formula="of:=SQRT(([.E4]*[.I4])^2+([.A4]*[.$F$14])^2)/[.G4]" office:value-type="float" office:value="1.0107434026053">
            <text:p>1</text:p>
          </table:table-cell>
          <table:table-cell table:formula="of:=1000*[.K4]/[.$B$14]" office:value-type="float" office:value="3.2172961744431">
            <text:p>3</text:p>
          </table:table-cell>
          <table:table-cell table:number-columns-repeated="14"/>
        </table:table-row>
        <table:table-row table:style-name="ro2">
          <table:table-cell office:value-type="float" office:value="0.6">
            <text:p>0,6</text:p>
          </table:table-cell>
          <table:table-cell office:value-type="float" office:value="30.3">
            <text:p>30,3</text:p>
          </table:table-cell>
          <table:table-cell office:value-type="float" office:value="9">
            <text:p>9</text:p>
          </table:table-cell>
          <table:table-cell office:value-type="float" office:value="0.5">
            <text:p>0,5</text:p>
          </table:table-cell>
          <table:table-cell table:formula="of:=[.B5]/[.A5]" office:value-type="float" office:value="50.5">
            <text:p>51</text:p>
          </table:table-cell>
          <table:table-cell table:formula="of:=[.C5]/([.A5]^2)" office:value-type="float" office:value="25">
            <text:p>25</text:p>
          </table:table-cell>
          <table:table-cell table:formula="of:=SQRT([.E5]^2-[.F5]^2)" office:value-type="float" office:value="43.8776708588776">
            <text:p>44</text:p>
          </table:table-cell>
          <table:table-cell table:formula="of:=1000*[.G5]/[.$B$14]" office:value-type="float" office:value="139.666964170992">
            <text:p>140</text:p>
          </table:table-cell>
          <table:table-cell table:formula="of:=[.E5]*SQRT(([.$D$14]/[.B5])^2+([.$F$14]/[.A5])^2)" office:value-type="float" office:value="0.858009647705406">
            <text:p>1</text:p>
          </table:table-cell>
          <table:table-cell table:formula="of:=[.F5]*SQRT(([.$F$14]/[.A5])^2+([.$H$14]/[.C5])^2)" office:value-type="float" office:value="1.45004257068202">
            <text:p>1</text:p>
          </table:table-cell>
          <table:table-cell table:formula="of:=SQRT(([.E5]*[.I5])^2+([.A5]*[.$F$14])^2)/[.G5]" office:value-type="float" office:value="0.987506555758252">
            <text:p>1</text:p>
          </table:table-cell>
          <table:table-cell table:formula="of:=1000*[.K5]/[.$B$14]" office:value-type="float" office:value="3.14333099369156">
            <text:p>3</text:p>
          </table:table-cell>
          <table:table-cell table:number-columns-repeated="14"/>
        </table:table-row>
        <table:table-row table:style-name="ro2">
          <table:table-cell office:value-type="float" office:value="0.61">
            <text:p>0,61</text:p>
          </table:table-cell>
          <table:table-cell office:value-type="float" office:value="30.5">
            <text:p>30,5</text:p>
          </table:table-cell>
          <table:table-cell office:value-type="float" office:value="9.4">
            <text:p>9,4</text:p>
          </table:table-cell>
          <table:table-cell office:value-type="float" office:value="0.51">
            <text:p>0,51</text:p>
          </table:table-cell>
          <table:table-cell table:formula="of:=[.B6]/[.A6]" office:value-type="float" office:value="50">
            <text:p>50</text:p>
          </table:table-cell>
          <table:table-cell table:formula="of:=[.C6]/([.A6]^2)" office:value-type="float" office:value="25.2620263370062">
            <text:p>25</text:p>
          </table:table-cell>
          <table:table-cell table:formula="of:=SQRT([.E6]^2-[.F6]^2)" office:value-type="float" office:value="43.1489284380088">
            <text:p>43</text:p>
          </table:table-cell>
          <table:table-cell table:formula="of:=1000*[.G6]/[.$B$14]" office:value-type="float" office:value="137.347305000551">
            <text:p>137</text:p>
          </table:table-cell>
          <table:table-cell table:formula="of:=[.E6]*SQRT(([.$D$14]/[.B6])^2+([.$F$14]/[.A6])^2)" office:value-type="float" office:value="0.835904838293899">
            <text:p>1</text:p>
          </table:table-cell>
          <table:table-cell table:formula="of:=[.F6]*SQRT(([.$F$14]/[.A6])^2+([.$H$14]/[.C6])^2)" office:value-type="float" office:value="1.40609434853126">
            <text:p>1</text:p>
          </table:table-cell>
          <table:table-cell table:formula="of:=SQRT(([.E6]*[.I6])^2+([.A6]*[.$F$14])^2)/[.G6]" office:value-type="float" office:value="0.968627585268721">
            <text:p>1</text:p>
          </table:table-cell>
          <table:table-cell table:formula="of:=1000*[.K6]/[.$B$14]" office:value-type="float" office:value="3.08323736421367">
            <text:p>3</text:p>
          </table:table-cell>
          <table:table-cell table:number-columns-repeated="14"/>
        </table:table-row>
        <table:table-row table:style-name="ro2">
          <table:table-cell office:value-type="float" office:value="0.62">
            <text:p>0,62</text:p>
          </table:table-cell>
          <table:table-cell office:value-type="float" office:value="31">
            <text:p>31</text:p>
          </table:table-cell>
          <table:table-cell office:value-type="float" office:value="9.75">
            <text:p>9,75</text:p>
          </table:table-cell>
          <table:table-cell office:value-type="float" office:value="0.52">
            <text:p>0,52</text:p>
          </table:table-cell>
          <table:table-cell table:formula="of:=[.B7]/[.A7]" office:value-type="float" office:value="50">
            <text:p>50</text:p>
          </table:table-cell>
          <table:table-cell table:formula="of:=[.C7]/([.A7]^2)" office:value-type="float" office:value="25.3642039542144">
            <text:p>25</text:p>
          </table:table-cell>
          <table:table-cell table:formula="of:=SQRT([.E7]^2-[.F7]^2)" office:value-type="float" office:value="43.088944727958">
            <text:p>43</text:p>
          </table:table-cell>
          <table:table-cell table:formula="of:=1000*[.G7]/[.$B$14]" office:value-type="float" office:value="137.156370921359">
            <text:p>137</text:p>
          </table:table-cell>
          <table:table-cell table:formula="of:=[.E7]*SQRT(([.$D$14]/[.B7])^2+([.$F$14]/[.A7])^2)" office:value-type="float" office:value="0.822422502192385">
            <text:p>1</text:p>
          </table:table-cell>
          <table:table-cell table:formula="of:=[.F7]*SQRT(([.$F$14]/[.A7])^2+([.$H$14]/[.C7])^2)" office:value-type="float" office:value="1.36354583836513">
            <text:p>1</text:p>
          </table:table-cell>
          <table:table-cell table:formula="of:=SQRT(([.E7]*[.I7])^2+([.A7]*[.$F$14])^2)/[.G7]" office:value-type="float" office:value="0.954331228964578">
            <text:p>1</text:p>
          </table:table-cell>
          <table:table-cell table:formula="of:=1000*[.K7]/[.$B$14]" office:value-type="float" office:value="3.03773064873352">
            <text:p>3</text:p>
          </table:table-cell>
          <table:table-cell table:number-columns-repeated="14"/>
        </table:table-row>
        <table:table-row table:style-name="ro2">
          <table:table-cell office:value-type="float" office:value="0.62">
            <text:p>0,62</text:p>
          </table:table-cell>
          <table:table-cell office:value-type="float" office:value="31.2">
            <text:p>31,2</text:p>
          </table:table-cell>
          <table:table-cell office:value-type="float" office:value="10.1">
            <text:p>10,1</text:p>
          </table:table-cell>
          <table:table-cell office:value-type="float" office:value="0.53">
            <text:p>0,53</text:p>
          </table:table-cell>
          <table:table-cell table:formula="of:=[.B8]/[.A8]" office:value-type="float" office:value="50.3225806451613">
            <text:p>50</text:p>
          </table:table-cell>
          <table:table-cell table:formula="of:=[.C8]/([.A8]^2)" office:value-type="float" office:value="26.2747138397503">
            <text:p>26</text:p>
          </table:table-cell>
          <table:table-cell table:formula="of:=SQRT([.E8]^2-[.F8]^2)" office:value-type="float" office:value="42.9185453554521">
            <text:p>43</text:p>
          </table:table-cell>
          <table:table-cell table:formula="of:=1000*[.G8]/[.$B$14]" office:value-type="float" office:value="136.613972872678">
            <text:p>137</text:p>
          </table:table-cell>
          <table:table-cell table:formula="of:=[.E8]*SQRT(([.$D$14]/[.B8])^2+([.$F$14]/[.A8])^2)" office:value-type="float" office:value="0.827525007841271">
            <text:p>1</text:p>
          </table:table-cell>
          <table:table-cell table:formula="of:=[.F8]*SQRT(([.$F$14]/[.A8])^2+([.$H$14]/[.C8])^2)" office:value-type="float" office:value="1.36802365355139">
            <text:p>1</text:p>
          </table:table-cell>
          <table:table-cell table:formula="of:=SQRT(([.E8]*[.I8])^2+([.A8]*[.$F$14])^2)/[.G8]" office:value-type="float" office:value="0.970284385447607">
            <text:p>1</text:p>
          </table:table-cell>
          <table:table-cell table:formula="of:=1000*[.K8]/[.$B$14]" office:value-type="float" office:value="3.08851112297737">
            <text:p>3</text:p>
          </table:table-cell>
          <table:table-cell table:number-columns-repeated="14"/>
        </table:table-row>
        <table:table-row table:style-name="ro2">
          <table:table-cell office:value-type="float" office:value="0.63">
            <text:p>0,63</text:p>
          </table:table-cell>
          <table:table-cell office:value-type="float" office:value="31.6">
            <text:p>31,6</text:p>
          </table:table-cell>
          <table:table-cell office:value-type="float" office:value="10.55">
            <text:p>10,55</text:p>
          </table:table-cell>
          <table:table-cell office:value-type="float" office:value="0.54">
            <text:p>0,54</text:p>
          </table:table-cell>
          <table:table-cell table:formula="of:=[.B9]/[.A9]" office:value-type="float" office:value="50.1587301587302">
            <text:p>50</text:p>
          </table:table-cell>
          <table:table-cell table:formula="of:=[.C9]/([.A9]^2)" office:value-type="float" office:value="26.581002771479">
            <text:p>27</text:p>
          </table:table-cell>
          <table:table-cell table:formula="of:=SQRT([.E9]^2-[.F9]^2)" office:value-type="float" office:value="42.5364373543311">
            <text:p>43</text:p>
          </table:table-cell>
          <table:table-cell table:formula="of:=1000*[.G9]/[.$B$14]" office:value-type="float" office:value="135.397685329211">
            <text:p>135</text:p>
          </table:table-cell>
          <table:table-cell table:formula="of:=[.E9]*SQRT(([.$D$14]/[.B9])^2+([.$F$14]/[.A9])^2)" office:value-type="float" office:value="0.811838925962107">
            <text:p>1</text:p>
          </table:table-cell>
          <table:table-cell table:formula="of:=[.F9]*SQRT(([.$F$14]/[.A9])^2+([.$H$14]/[.C9])^2)" office:value-type="float" office:value="1.32854066177445">
            <text:p>1</text:p>
          </table:table-cell>
          <table:table-cell table:formula="of:=SQRT(([.E9]*[.I9])^2+([.A9]*[.$F$14])^2)/[.G9]" office:value-type="float" office:value="0.957315954033075">
            <text:p>1</text:p>
          </table:table-cell>
          <table:table-cell table:formula="of:=1000*[.K9]/[.$B$14]" office:value-type="float" office:value="3.04723132370195">
            <text:p>3</text:p>
          </table:table-cell>
          <table:table-cell table:number-columns-repeated="14"/>
        </table:table-row>
        <table:table-row table:style-name="ro2">
          <table:table-cell office:value-type="float" office:value="0.63">
            <text:p>0,63</text:p>
          </table:table-cell>
          <table:table-cell office:value-type="float" office:value="31.9">
            <text:p>31,9</text:p>
          </table:table-cell>
          <table:table-cell office:value-type="float" office:value="10.94">
            <text:p>10,94</text:p>
          </table:table-cell>
          <table:table-cell office:value-type="float" office:value="0.54">
            <text:p>0,54</text:p>
          </table:table-cell>
          <table:table-cell table:formula="of:=[.B10]/[.A10]" office:value-type="float" office:value="50.6349206349206">
            <text:p>51</text:p>
          </table:table-cell>
          <table:table-cell table:formula="of:=[.C10]/([.A10]^2)" office:value-type="float" office:value="27.5636180398085">
            <text:p>28</text:p>
          </table:table-cell>
          <table:table-cell table:formula="of:=SQRT([.E10]^2-[.F10]^2)" office:value-type="float" office:value="42.4751945052669">
            <text:p>42</text:p>
          </table:table-cell>
          <table:table-cell table:formula="of:=1000*[.G10]/[.$B$14]" office:value-type="float" office:value="135.202743286059">
            <text:p>135</text:p>
          </table:table-cell>
          <table:table-cell table:formula="of:=[.E10]*SQRT(([.$D$14]/[.B10])^2+([.$F$14]/[.A10])^2)" office:value-type="float" office:value="0.819252956250509">
            <text:p>1</text:p>
          </table:table-cell>
          <table:table-cell table:formula="of:=[.F10]*SQRT(([.$F$14]/[.A10])^2+([.$H$14]/[.C10])^2)" office:value-type="float" office:value="1.33357602308224">
            <text:p>1</text:p>
          </table:table-cell>
          <table:table-cell table:formula="of:=SQRT(([.E10]*[.I10])^2+([.A10]*[.$F$14])^2)/[.G10]" office:value-type="float" office:value="0.976636113883263">
            <text:p>1</text:p>
          </table:table-cell>
          <table:table-cell table:formula="of:=1000*[.K10]/[.$B$14]" office:value-type="float" office:value="3.10872930253161">
            <text:p>3</text:p>
          </table:table-cell>
          <table:table-cell table:number-columns-repeated="14"/>
        </table:table-row>
        <table:table-row table:style-name="ro2">
          <table:table-cell office:value-type="float" office:value="0.64">
            <text:p>0,64</text:p>
          </table:table-cell>
          <table:table-cell office:value-type="float" office:value="32.3">
            <text:p>32,3</text:p>
          </table:table-cell>
          <table:table-cell office:value-type="float" office:value="10.45">
            <text:p>10,45</text:p>
          </table:table-cell>
          <table:table-cell office:value-type="float" office:value="0.55">
            <text:p>0,55</text:p>
          </table:table-cell>
          <table:table-cell table:formula="of:=[.B11]/[.A11]" office:value-type="float" office:value="50.46875">
            <text:p>50</text:p>
          </table:table-cell>
          <table:table-cell table:formula="of:=[.C11]/([.A11]^2)" office:value-type="float" office:value="25.5126953125">
            <text:p>26</text:p>
          </table:table-cell>
          <table:table-cell table:formula="of:=SQRT([.E11]^2-[.F11]^2)" office:value-type="float" office:value="43.545345382188">
            <text:p>44</text:p>
          </table:table-cell>
          <table:table-cell table:formula="of:=1000*[.G11]/[.$B$14]" office:value-type="float" office:value="138.609139324381">
            <text:p>139</text:p>
          </table:table-cell>
          <table:table-cell table:formula="of:=[.E11]*SQRT(([.$D$14]/[.B11])^2+([.$F$14]/[.A11])^2)" office:value-type="float" office:value="0.803905069630222">
            <text:p>1</text:p>
          </table:table-cell>
          <table:table-cell table:formula="of:=[.F11]*SQRT(([.$F$14]/[.A11])^2+([.$H$14]/[.C11])^2)" office:value-type="float" office:value="1.28414433443338">
            <text:p>1</text:p>
          </table:table-cell>
          <table:table-cell table:formula="of:=SQRT(([.E11]*[.I11])^2+([.A11]*[.$F$14])^2)/[.G11]" office:value-type="float" office:value="0.931720351086632">
            <text:p>1</text:p>
          </table:table-cell>
          <table:table-cell table:formula="of:=1000*[.K11]/[.$B$14]" office:value-type="float" office:value="2.96575798909507">
            <text:p>3</text:p>
          </table:table-cell>
          <table:table-cell table:number-columns-repeated="14"/>
        </table:table-row>
        <table:table-row table:style-name="ro2">
          <table:table-cell table:style-name="ce3" office:value-type="float" office:value="0.65">
            <text:p>0,65</text:p>
          </table:table-cell>
          <table:table-cell table:style-name="ce7" office:value-type="float" office:value="32.7">
            <text:p>32,7</text:p>
          </table:table-cell>
          <table:table-cell table:style-name="ce7" office:value-type="float" office:value="11.7">
            <text:p>11,7</text:p>
          </table:table-cell>
          <table:table-cell table:style-name="ce10" office:value-type="float" office:value="0.56">
            <text:p>0,56</text:p>
          </table:table-cell>
          <table:table-cell table:style-name="ce14" table:formula="of:=[.B12]/[.A12]" office:value-type="float" office:value="50.3076923076923">
            <text:p>50</text:p>
          </table:table-cell>
          <table:table-cell table:style-name="ce14" table:formula="of:=[.C12]/([.A12]^2)" office:value-type="float" office:value="27.6923076923077">
            <text:p>28</text:p>
          </table:table-cell>
          <table:table-cell table:style-name="ce14" table:formula="of:=SQRT([.E12]^2-[.F12]^2)" office:value-type="float" office:value="42">
            <text:p>42</text:p>
          </table:table-cell>
          <table:table-cell table:style-name="ce21" table:formula="of:=1000*[.G12]/[.$B$14]" office:value-type="float" office:value="133.690152197192">
            <text:p>134</text:p>
          </table:table-cell>
          <table:table-cell table:formula="of:=[.E12]*SQRT(([.$D$14]/[.B12])^2+([.$F$14]/[.A12])^2)" office:value-type="float" office:value="0.789106888662007">
            <text:p>1</text:p>
          </table:table-cell>
          <table:table-cell table:formula="of:=[.F12]*SQRT(([.$F$14]/[.A12])^2+([.$H$14]/[.C12])^2)" office:value-type="float" office:value="1.25778274609102">
            <text:p>1</text:p>
          </table:table-cell>
          <table:table-cell table:formula="of:=SQRT(([.E12]*[.I12])^2+([.A12]*[.$F$14])^2)/[.G12]" office:value-type="float" office:value="0.945193978210223">
            <text:p>1</text:p>
          </table:table-cell>
          <table:table-cell table:formula="of:=1000*[.K12]/[.$B$14]" office:value-type="float" office:value="3.008645876257">
            <text:p>3</text:p>
          </table:table-cell>
          <table:table-cell table:number-columns-repeated="14"/>
        </table:table-row>
        <table:table-row table:style-name="ro2">
          <table:table-cell table:style-name="Default" table:number-columns-repeated="4"/>
          <table:table-cell table:style-name="ce15" table:formula="of:=AVERAGE([.E2:.E12])" office:value-type="float" office:value="50.387804302655">
            <text:p>50,4</text:p>
          </table:table-cell>
          <table:table-cell table:style-name="ce17" table:formula="of:=AVERAGE([.F2:.F12])" office:value-type="float" office:value="25.6400623887136">
            <text:p>25,6</text:p>
          </table:table-cell>
          <table:table-cell table:style-name="ce17" table:formula="of:=AVERAGE([.G2:.G12])" office:value-type="float" office:value="43.3524583952652">
            <text:p>43,4</text:p>
          </table:table-cell>
          <table:table-cell table:style-name="ce22" table:formula="of:=AVERAGE([.H2:.H12])" office:value-type="float" office:value="137.995160975844">
            <text:p>138</text:p>
          </table:table-cell>
          <table:table-cell table:style-name="ce15" table:formula="of:=GEOMEAN([.I2:.I12] )/SQRT(11)" office:value-type="float" office:value="0.252187448177342">
            <text:p>0,3</text:p>
          </table:table-cell>
          <table:table-cell table:style-name="ce17" table:formula="of:=GEOMEAN([.J2:.J12] )/SQRT(11)" office:value-type="float" office:value="0.419194128886554">
            <text:p>0,4</text:p>
          </table:table-cell>
          <table:table-cell table:style-name="ce17" table:formula="of:=GEOMEAN([.K2:.K12] )/SQRT(11)" office:value-type="float" office:value="0.293161077752396">
            <text:p>0,3</text:p>
          </table:table-cell>
          <table:table-cell table:style-name="ce22" table:formula="of:=GEOMEAN([.L2:.L12] )/SQRT(11)" office:value-type="float" office:value="0.933160692928827">
            <text:p>1</text:p>
          </table:table-cell>
          <table:table-cell table:number-columns-repeated="14"/>
        </table:table-row>
        <table:table-row table:style-name="ro3">
          <table:table-cell table:style-name="ce4" office:value-type="string">
            <text:p>ω</text:p>
          </table:table-cell>
          <table:table-cell table:style-name="ce4" table:formula="of:=2*PI()*50" office:value-type="float" office:value="314.159265358979">
            <text:p>314,159265359</text:p>
          </table:table-cell>
          <table:table-cell table:style-name="ce4" office:value-type="string">
            <text:p>ΔU, B</text:p>
          </table:table-cell>
          <table:table-cell table:style-name="ce4" office:value-type="float" office:value="0.1">
            <text:p>0,1</text:p>
          </table:table-cell>
          <table:table-cell table:style-name="ce4" office:value-type="string">
            <text:p>ΔI, A</text:p>
          </table:table-cell>
          <table:table-cell table:style-name="ce4" office:value-type="float" office:value="0.01">
            <text:p>0,01</text:p>
          </table:table-cell>
          <table:table-cell table:style-name="ce4" office:value-type="string">
            <text:p>ΔP, Вт</text:p>
          </table:table-cell>
          <table:table-cell table:style-name="ce4" office:value-type="float" office:value="0.5">
            <text:p>0,5</text:p>
          </table:table-cell>
          <table:table-cell table:style-name="Default" table:number-columns-repeated="4"/>
          <table:table-cell table:number-columns-repeated="14"/>
        </table:table-row>
        <table:table-row table:style-name="ro1">
          <table:table-cell table:style-name="ce1" office:value-type="string">
            <text:p>I, A</text:p>
          </table:table-cell>
          <table:table-cell table:style-name="ce5" office:value-type="string">
            <text:p>U, B</text:p>
          </table:table-cell>
          <table:table-cell table:style-name="ce5" office:value-type="string">
            <text:p>P, Вт</text:p>
          </table:table-cell>
          <table:table-cell table:style-name="ce8" office:value-type="string">
            <text:p>cos <text:span text:style-name="T1">φ</text:span></text:p>
          </table:table-cell>
          <table:table-cell table:style-name="ce5" office:value-type="string">
            <text:p>Z, Ом</text:p>
          </table:table-cell>
          <table:table-cell table:style-name="ce5" office:value-type="string">
            <text:p>R, Ом</text:p>
          </table:table-cell>
          <table:table-cell table:style-name="ce5" office:value-type="string">
            <text:p>X<text:span text:style-name="T2">L</text:span>, Ом</text:p>
          </table:table-cell>
          <table:table-cell table:style-name="ce19" office:value-type="string">
            <text:p>L, мГн</text:p>
          </table:table-cell>
          <table:table-cell table:style-name="ce1" office:value-type="string">
            <text:p>ΔZ, Ом</text:p>
          </table:table-cell>
          <table:table-cell table:style-name="ce5" office:value-type="string">
            <text:p>ΔR, Ом</text:p>
          </table:table-cell>
          <table:table-cell table:style-name="ce5" office:value-type="string">
            <text:p>ΔX<text:span text:style-name="T2">L</text:span>, Ом</text:p>
          </table:table-cell>
          <table:table-cell table:style-name="ce19" office:value-type="string">
            <text:p>ΔL, мГн</text:p>
          </table:table-cell>
          <table:table-cell table:number-columns-repeated="14"/>
        </table:table-row>
        <table:table-row table:style-name="ro2">
          <table:table-cell office:value-type="float" office:value="0.51">
            <text:p>0,51</text:p>
          </table:table-cell>
          <table:table-cell office:value-type="float" office:value="29.2">
            <text:p>29,2</text:p>
          </table:table-cell>
          <table:table-cell office:value-type="float" office:value="7.53">
            <text:p>7,53</text:p>
          </table:table-cell>
          <table:table-cell office:value-type="float" office:value="0.5">
            <text:p>0,5</text:p>
          </table:table-cell>
          <table:table-cell table:formula="of:=[.B16]/[.A16]" office:value-type="float" office:value="57.2549019607843">
            <text:p>57</text:p>
          </table:table-cell>
          <table:table-cell table:formula="of:=[.C16]/([.A16]^2)" office:value-type="float" office:value="28.9504036908881">
            <text:p>29</text:p>
          </table:table-cell>
          <table:table-cell table:formula="of:=SQRT([.E16]^2-[.F16]^2)" office:value-type="float" office:value="49.3963351340323">
            <text:p>49</text:p>
          </table:table-cell>
          <table:table-cell table:formula="of:=1000*[.G16]/[.$B$14]" office:value-type="float" office:value="157.233418144102">
            <text:p>157</text:p>
          </table:table-cell>
          <table:table-cell table:formula="of:=[.E16]*SQRT(([.$D$14]/[.B16])^2+([.$F$14]/[.A16])^2)" office:value-type="float" office:value="1.13963979121699">
            <text:p>1</text:p>
          </table:table-cell>
          <table:table-cell table:formula="of:=[.F16]*SQRT(([.$F$14]/[.A16])^2+([.$H$14]/[.C16])^2)" office:value-type="float" office:value="2.00439863150745">
            <text:p>2</text:p>
          </table:table-cell>
          <table:table-cell table:formula="of:=SQRT(([.E16]*[.I16])^2+([.A16]*[.$F$14])^2)/[.G16]" office:value-type="float" office:value="1.32094748606346">
            <text:p>1</text:p>
          </table:table-cell>
          <table:table-cell table:formula="of:=1000*[.K16]/[.$B$14]" office:value-type="float" office:value="4.20470643943625">
            <text:p>4</text:p>
          </table:table-cell>
          <table:table-cell table:number-columns-repeated="14"/>
        </table:table-row>
        <table:table-row table:style-name="ro2">
          <table:table-cell office:value-type="float" office:value="0.52">
            <text:p>0,52</text:p>
          </table:table-cell>
          <table:table-cell office:value-type="float" office:value="29.5">
            <text:p>29,5</text:p>
          </table:table-cell>
          <table:table-cell office:value-type="float" office:value="7.75">
            <text:p>7,75</text:p>
          </table:table-cell>
          <table:table-cell office:value-type="float" office:value="0.51">
            <text:p>0,51</text:p>
          </table:table-cell>
          <table:table-cell table:formula="of:=[.B17]/[.A17]" office:value-type="float" office:value="56.7307692307692">
            <text:p>57</text:p>
          </table:table-cell>
          <table:table-cell table:formula="of:=[.C17]/([.A17]^2)" office:value-type="float" office:value="28.6612426035503">
            <text:p>29</text:p>
          </table:table-cell>
          <table:table-cell table:formula="of:=SQRT([.E17]^2-[.F17]^2)" office:value-type="float" office:value="48.9582817298077">
            <text:p>49</text:p>
          </table:table-cell>
          <table:table-cell table:formula="of:=1000*[.G17]/[.$B$14]" office:value-type="float" office:value="155.839050851691">
            <text:p>156</text:p>
          </table:table-cell>
          <table:table-cell table:formula="of:=[.E17]*SQRT(([.$D$14]/[.B17])^2+([.$F$14]/[.A17])^2)" office:value-type="float" office:value="1.10779583141954">
            <text:p>1</text:p>
          </table:table-cell>
          <table:table-cell table:formula="of:=[.F17]*SQRT(([.$F$14]/[.A17])^2+([.$H$14]/[.C17])^2)" office:value-type="float" office:value="1.92951125101917">
            <text:p>2</text:p>
          </table:table-cell>
          <table:table-cell table:formula="of:=SQRT(([.E17]*[.I17])^2+([.A17]*[.$F$14])^2)/[.G17]" office:value-type="float" office:value="1.28366657614814">
            <text:p>1</text:p>
          </table:table-cell>
          <table:table-cell table:formula="of:=1000*[.K17]/[.$B$14]" office:value-type="float" office:value="4.08603761751652">
            <text:p>4</text:p>
          </table:table-cell>
          <table:table-cell table:number-columns-repeated="14"/>
        </table:table-row>
        <table:table-row table:style-name="ro2">
          <table:table-cell office:value-type="float" office:value="0.53">
            <text:p>0,53</text:p>
          </table:table-cell>
          <table:table-cell office:value-type="float" office:value="29.7">
            <text:p>29,7</text:p>
          </table:table-cell>
          <table:table-cell office:value-type="float" office:value="8.21">
            <text:p>8,21</text:p>
          </table:table-cell>
          <table:table-cell office:value-type="float" office:value="0.52">
            <text:p>0,52</text:p>
          </table:table-cell>
          <table:table-cell table:formula="of:=[.B18]/[.A18]" office:value-type="float" office:value="56.0377358490566">
            <text:p>56</text:p>
          </table:table-cell>
          <table:table-cell table:formula="of:=[.C18]/([.A18]^2)" office:value-type="float" office:value="29.2274830900676">
            <text:p>29</text:p>
          </table:table-cell>
          <table:table-cell table:formula="of:=SQRT([.E18]^2-[.F18]^2)" office:value-type="float" office:value="47.8119448601336">
            <text:p>48</text:p>
          </table:table-cell>
          <table:table-cell table:formula="of:=1000*[.G18]/[.$B$14]" office:value-type="float" office:value="152.190147266548">
            <text:p>152</text:p>
          </table:table-cell>
          <table:table-cell table:formula="of:=[.E18]*SQRT(([.$D$14]/[.B18])^2+([.$F$14]/[.A18])^2)" office:value-type="float" office:value="1.07401885302334">
            <text:p>1</text:p>
          </table:table-cell>
          <table:table-cell table:formula="of:=[.F18]*SQRT(([.$F$14]/[.A18])^2+([.$H$14]/[.C18])^2)" office:value-type="float" office:value="1.86346047176771">
            <text:p>2</text:p>
          </table:table-cell>
          <table:table-cell table:formula="of:=SQRT(([.E18]*[.I18])^2+([.A18]*[.$F$14])^2)/[.G18]" office:value-type="float" office:value="1.2587980930718">
            <text:p>1</text:p>
          </table:table-cell>
          <table:table-cell table:formula="of:=1000*[.K18]/[.$B$14]" office:value-type="float" office:value="4.00687877734057">
            <text:p>4</text:p>
          </table:table-cell>
          <table:table-cell table:number-columns-repeated="14"/>
        </table:table-row>
        <table:table-row table:style-name="ro2">
          <table:table-cell office:value-type="float" office:value="0.54">
            <text:p>0,54</text:p>
          </table:table-cell>
          <table:table-cell office:value-type="float" office:value="30">
            <text:p>30</text:p>
          </table:table-cell>
          <table:table-cell office:value-type="float" office:value="8.45">
            <text:p>8,45</text:p>
          </table:table-cell>
          <table:table-cell office:value-type="float" office:value="0.53">
            <text:p>0,53</text:p>
          </table:table-cell>
          <table:table-cell table:formula="of:=[.B19]/[.A19]" office:value-type="float" office:value="55.5555555555556">
            <text:p>56</text:p>
          </table:table-cell>
          <table:table-cell table:formula="of:=[.C19]/([.A19]^2)" office:value-type="float" office:value="28.9780521262003">
            <text:p>29</text:p>
          </table:table-cell>
          <table:table-cell table:formula="of:=SQRT([.E19]^2-[.F19]^2)" office:value-type="float" office:value="47.3992853116757">
            <text:p>47</text:p>
          </table:table-cell>
          <table:table-cell table:formula="of:=1000*[.G19]/[.$B$14]" office:value-type="float" office:value="150.876611127525">
            <text:p>151</text:p>
          </table:table-cell>
          <table:table-cell table:formula="of:=[.E19]*SQRT(([.$D$14]/[.B19])^2+([.$F$14]/[.A19])^2)" office:value-type="float" office:value="1.04534039472268">
            <text:p>1</text:p>
          </table:table-cell>
          <table:table-cell table:formula="of:=[.F19]*SQRT(([.$F$14]/[.A19])^2+([.$H$14]/[.C19])^2)" office:value-type="float" office:value="1.79668912352704">
            <text:p>2</text:p>
          </table:table-cell>
          <table:table-cell table:formula="of:=SQRT(([.E19]*[.I19])^2+([.A19]*[.$F$14])^2)/[.G19]" office:value-type="float" office:value="1.22521819142775">
            <text:p>1</text:p>
          </table:table-cell>
          <table:table-cell table:formula="of:=1000*[.K19]/[.$B$14]" office:value-type="float" office:value="3.89999063063676">
            <text:p>4</text:p>
          </table:table-cell>
          <table:table-cell table:number-columns-repeated="7"/>
          <table:table-cell>
            <draw:frame table:end-cell-address="Лист1.Y33" table:end-x="1.511cm" table:end-y="0.095cm" draw:z-index="4" draw:style-name="gr1" draw:text-style-name="P1" svg:width="12.416cm" svg:height="7.281cm" svg:x="0.386cm" svg:y="0.068cm">
              <draw:object draw:notify-on-update-of-ranges="Лист1.B16:Лист1.B26 Лист1.C16:Лист1.C26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Лист1.AE33" table:end-x="0.07cm" table:end-y="0.253cm" draw:z-index="5" draw:style-name="gr1" draw:text-style-name="P1" svg:width="11.018cm" svg:height="7.467cm" svg:x="0.342cm" svg:y="0.04cm">
              <draw:object draw:notify-on-update-of-ranges="Лист1.B16:Лист1.B26 Лист1.D16:Лист1.D26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2">
          <table:table-cell office:value-type="float" office:value="0.55">
            <text:p>0,55</text:p>
          </table:table-cell>
          <table:table-cell office:value-type="float" office:value="30.2">
            <text:p>30,2</text:p>
          </table:table-cell>
          <table:table-cell office:value-type="float" office:value="9.05">
            <text:p>9,05</text:p>
          </table:table-cell>
          <table:table-cell office:value-type="float" office:value="0.54">
            <text:p>0,54</text:p>
          </table:table-cell>
          <table:table-cell table:formula="of:=[.B20]/[.A20]" office:value-type="float" office:value="54.9090909090909">
            <text:p>55</text:p>
          </table:table-cell>
          <table:table-cell table:formula="of:=[.C20]/([.A20]^2)" office:value-type="float" office:value="29.9173553719008">
            <text:p>30</text:p>
          </table:table-cell>
          <table:table-cell table:formula="of:=SQRT([.E20]^2-[.F20]^2)" office:value-type="float" office:value="46.0430245750017">
            <text:p>46</text:p>
          </table:table-cell>
          <table:table-cell table:formula="of:=1000*[.G20]/[.$B$14]" office:value-type="float" office:value="146.559499120263">
            <text:p>147</text:p>
          </table:table-cell>
          <table:table-cell table:formula="of:=[.E20]*SQRT(([.$D$14]/[.B20])^2+([.$F$14]/[.A20])^2)" office:value-type="float" office:value="1.0147683470475">
            <text:p>1</text:p>
          </table:table-cell>
          <table:table-cell table:formula="of:=[.F20]*SQRT(([.$F$14]/[.A20])^2+([.$H$14]/[.C20])^2)" office:value-type="float" office:value="1.74009698241798">
            <text:p>2</text:p>
          </table:table-cell>
          <table:table-cell table:formula="of:=SQRT(([.E20]*[.I20])^2+([.A20]*[.$F$14])^2)/[.G20]" office:value-type="float" office:value="1.21017262018443">
            <text:p>1</text:p>
          </table:table-cell>
          <table:table-cell table:formula="of:=1000*[.K20]/[.$B$14]" office:value-type="float" office:value="3.85209908993645">
            <text:p>4</text:p>
          </table:table-cell>
          <table:table-cell/>
          <table:table-cell>
            <draw:frame table:end-cell-address="Лист1.S35" table:end-x="1.861cm" table:end-y="0.176cm" draw:z-index="3" draw:style-name="gr1" draw:text-style-name="P1" svg:width="11.969cm" svg:height="7.841cm" svg:x="1.183cm" svg:y="0.041cm">
              <draw:object draw:notify-on-update-of-ranges="Лист1.B16:Лист1.B26 Лист1.A16:Лист1.A2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2"/>
        </table:table-row>
        <table:table-row table:style-name="ro2">
          <table:table-cell office:value-type="float" office:value="0.57">
            <text:p>0,57</text:p>
          </table:table-cell>
          <table:table-cell office:value-type="float" office:value="30.9">
            <text:p>30,9</text:p>
          </table:table-cell>
          <table:table-cell office:value-type="float" office:value="9.8">
            <text:p>9,8</text:p>
          </table:table-cell>
          <table:table-cell office:value-type="float" office:value="0.55">
            <text:p>0,55</text:p>
          </table:table-cell>
          <table:table-cell table:formula="of:=[.B21]/[.A21]" office:value-type="float" office:value="54.2105263157895">
            <text:p>54</text:p>
          </table:table-cell>
          <table:table-cell table:formula="of:=[.C21]/([.A21]^2)" office:value-type="float" office:value="30.1631271160357">
            <text:p>30</text:p>
          </table:table-cell>
          <table:table-cell table:formula="of:=SQRT([.E21]^2-[.F21]^2)" office:value-type="float" office:value="45.0440553904372">
            <text:p>45</text:p>
          </table:table-cell>
          <table:table-cell table:formula="of:=1000*[.G21]/[.$B$14]" office:value-type="float" office:value="143.379681445864">
            <text:p>143</text:p>
          </table:table-cell>
          <table:table-cell table:formula="of:=[.E21]*SQRT(([.$D$14]/[.B21])^2+([.$F$14]/[.A21])^2)" office:value-type="float" office:value="0.967107735754472">
            <text:p>1</text:p>
          </table:table-cell>
          <table:table-cell table:formula="of:=[.F21]*SQRT(([.$F$14]/[.A21])^2+([.$H$14]/[.C21])^2)" office:value-type="float" office:value="1.62737522241616">
            <text:p>2</text:p>
          </table:table-cell>
          <table:table-cell table:formula="of:=SQRT(([.E21]*[.I21])^2+([.A21]*[.$F$14])^2)/[.G21]" office:value-type="float" office:value="1.16391428823943">
            <text:p>1</text:p>
          </table:table-cell>
          <table:table-cell table:formula="of:=1000*[.K21]/[.$B$14]" office:value-type="float" office:value="3.70485424617182">
            <text:p>4</text:p>
          </table:table-cell>
          <table:table-cell table:number-columns-repeated="14"/>
        </table:table-row>
        <table:table-row table:style-name="ro2">
          <table:table-cell office:value-type="float" office:value="0.58">
            <text:p>0,58</text:p>
          </table:table-cell>
          <table:table-cell office:value-type="float" office:value="31.3">
            <text:p>31,3</text:p>
          </table:table-cell>
          <table:table-cell office:value-type="float" office:value="10.02">
            <text:p>10,02</text:p>
          </table:table-cell>
          <table:table-cell office:value-type="float" office:value="0.55">
            <text:p>0,55</text:p>
          </table:table-cell>
          <table:table-cell table:formula="of:=[.B22]/[.A22]" office:value-type="float" office:value="53.9655172413793">
            <text:p>54</text:p>
          </table:table-cell>
          <table:table-cell table:formula="of:=[.C22]/([.A22]^2)" office:value-type="float" office:value="29.7859690844233">
            <text:p>30</text:p>
          </table:table-cell>
          <table:table-cell table:formula="of:=SQRT([.E22]^2-[.F22]^2)" office:value-type="float" office:value="45.0008121796861">
            <text:p>45</text:p>
          </table:table-cell>
          <table:table-cell table:formula="of:=1000*[.G22]/[.$B$14]" office:value-type="float" office:value="143.24203403094">
            <text:p>143</text:p>
          </table:table-cell>
          <table:table-cell table:formula="of:=[.E22]*SQRT(([.$D$14]/[.B22])^2+([.$F$14]/[.A22])^2)" office:value-type="float" office:value="0.946279568174414">
            <text:p>1</text:p>
          </table:table-cell>
          <table:table-cell table:formula="of:=[.F22]*SQRT(([.$F$14]/[.A22])^2+([.$H$14]/[.C22])^2)" office:value-type="float" office:value="1.57254545797988">
            <text:p>2</text:p>
          </table:table-cell>
          <table:table-cell table:formula="of:=SQRT(([.E22]*[.I22])^2+([.A22]*[.$F$14])^2)/[.G22]" office:value-type="float" office:value="1.13478988950133">
            <text:p>1</text:p>
          </table:table-cell>
          <table:table-cell table:formula="of:=1000*[.K22]/[.$B$14]" office:value-type="float" office:value="3.61214840569684">
            <text:p>4</text:p>
          </table:table-cell>
          <table:table-cell table:number-columns-repeated="14"/>
        </table:table-row>
        <table:table-row table:style-name="ro2">
          <table:table-cell office:value-type="float" office:value="0.59">
            <text:p>0,59</text:p>
          </table:table-cell>
          <table:table-cell office:value-type="float" office:value="31.7">
            <text:p>31,7</text:p>
          </table:table-cell>
          <table:table-cell office:value-type="float" office:value="10.35">
            <text:p>10,35</text:p>
          </table:table-cell>
          <table:table-cell office:value-type="float" office:value="0.56">
            <text:p>0,56</text:p>
          </table:table-cell>
          <table:table-cell table:formula="of:=[.B23]/[.A23]" office:value-type="float" office:value="53.728813559322">
            <text:p>54</text:p>
          </table:table-cell>
          <table:table-cell table:formula="of:=[.C23]/([.A23]^2)" office:value-type="float" office:value="29.7328353921287">
            <text:p>30</text:p>
          </table:table-cell>
          <table:table-cell table:formula="of:=SQRT([.E23]^2-[.F23]^2)" office:value-type="float" office:value="44.7520268371944">
            <text:p>45</text:p>
          </table:table-cell>
          <table:table-cell table:formula="of:=1000*[.G23]/[.$B$14]" office:value-type="float" office:value="142.450125690413">
            <text:p>142</text:p>
          </table:table-cell>
          <table:table-cell table:formula="of:=[.E23]*SQRT(([.$D$14]/[.B23])^2+([.$F$14]/[.A23])^2)" office:value-type="float" office:value="0.926296448008281">
            <text:p>1</text:p>
          </table:table-cell>
          <table:table-cell table:formula="of:=[.F23]*SQRT(([.$F$14]/[.A23])^2+([.$H$14]/[.C23])^2)" office:value-type="float" office:value="1.52220807939119">
            <text:p>2</text:p>
          </table:table-cell>
          <table:table-cell table:formula="of:=SQRT(([.E23]*[.I23])^2+([.A23]*[.$F$14])^2)/[.G23]" office:value-type="float" office:value="1.11210179790231">
            <text:p>1</text:p>
          </table:table-cell>
          <table:table-cell table:formula="of:=1000*[.K23]/[.$B$14]" office:value-type="float" office:value="3.53992996715072">
            <text:p>4</text:p>
          </table:table-cell>
          <table:table-cell table:number-columns-repeated="14"/>
        </table:table-row>
        <table:table-row table:style-name="ro2">
          <table:table-cell office:value-type="float" office:value="0.6">
            <text:p>0,6</text:p>
          </table:table-cell>
          <table:table-cell office:value-type="float" office:value="31.9">
            <text:p>31,9</text:p>
          </table:table-cell>
          <table:table-cell office:value-type="float" office:value="10.88">
            <text:p>10,88</text:p>
          </table:table-cell>
          <table:table-cell office:value-type="float" office:value="0.57">
            <text:p>0,57</text:p>
          </table:table-cell>
          <table:table-cell table:formula="of:=[.B24]/[.A24]" office:value-type="float" office:value="53.1666666666667">
            <text:p>53</text:p>
          </table:table-cell>
          <table:table-cell table:formula="of:=[.C24]/([.A24]^2)" office:value-type="float" office:value="30.2222222222222">
            <text:p>30</text:p>
          </table:table-cell>
          <table:table-cell table:formula="of:=SQRT([.E24]^2-[.F24]^2)" office:value-type="float" office:value="43.7414189115427">
            <text:p>44</text:p>
          </table:table-cell>
          <table:table-cell table:formula="of:=1000*[.G24]/[.$B$14]" office:value-type="float" office:value="139.233260752506">
            <text:p>139</text:p>
          </table:table-cell>
          <table:table-cell table:formula="of:=[.E24]*SQRT(([.$D$14]/[.B24])^2+([.$F$14]/[.A24])^2)" office:value-type="float" office:value="0.90164886680589">
            <text:p>1</text:p>
          </table:table-cell>
          <table:table-cell table:formula="of:=[.F24]*SQRT(([.$F$14]/[.A24])^2+([.$H$14]/[.C24])^2)" office:value-type="float" office:value="1.47740643250388">
            <text:p>1</text:p>
          </table:table-cell>
          <table:table-cell table:formula="of:=SQRT(([.E24]*[.I24])^2+([.A24]*[.$F$14])^2)/[.G24]" office:value-type="float" office:value="1.09593301543961">
            <text:p>1</text:p>
          </table:table-cell>
          <table:table-cell table:formula="of:=1000*[.K24]/[.$B$14]" office:value-type="float" office:value="3.4884631340964">
            <text:p>3</text:p>
          </table:table-cell>
          <table:table-cell table:number-columns-repeated="14"/>
        </table:table-row>
        <table:table-row table:style-name="ro2">
          <table:table-cell office:value-type="float" office:value="0.6">
            <text:p>0,6</text:p>
          </table:table-cell>
          <table:table-cell office:value-type="float" office:value="32.2">
            <text:p>32,2</text:p>
          </table:table-cell>
          <table:table-cell office:value-type="float" office:value="11.15">
            <text:p>11,15</text:p>
          </table:table-cell>
          <table:table-cell office:value-type="float" office:value="0.58">
            <text:p>0,58</text:p>
          </table:table-cell>
          <table:table-cell table:formula="of:=[.B25]/[.A25]" office:value-type="float" office:value="53.6666666666667">
            <text:p>54</text:p>
          </table:table-cell>
          <table:table-cell table:formula="of:=[.C25]/([.A25]^2)" office:value-type="float" office:value="30.9722222222222">
            <text:p>31</text:p>
          </table:table-cell>
          <table:table-cell table:formula="of:=SQRT([.E25]^2-[.F25]^2)" office:value-type="float" office:value="43.8273038382285">
            <text:p>44</text:p>
          </table:table-cell>
          <table:table-cell table:formula="of:=1000*[.G25]/[.$B$14]" office:value-type="float" office:value="139.506640964889">
            <text:p>140</text:p>
          </table:table-cell>
          <table:table-cell table:formula="of:=[.E25]*SQRT(([.$D$14]/[.B25])^2+([.$F$14]/[.A25])^2)" office:value-type="float" office:value="0.909839899089564">
            <text:p>1</text:p>
          </table:table-cell>
          <table:table-cell table:formula="of:=[.F25]*SQRT(([.$F$14]/[.A25])^2+([.$H$14]/[.C25])^2)" office:value-type="float" office:value="1.48171475304676">
            <text:p>1</text:p>
          </table:table-cell>
          <table:table-cell table:formula="of:=SQRT(([.E25]*[.I25])^2+([.A25]*[.$F$14])^2)/[.G25]" office:value-type="float" office:value="1.11410172830489">
            <text:p>1</text:p>
          </table:table-cell>
          <table:table-cell table:formula="of:=1000*[.K25]/[.$B$14]" office:value-type="float" office:value="3.54629594333892">
            <text:p>4</text:p>
          </table:table-cell>
          <table:table-cell table:number-columns-repeated="14"/>
        </table:table-row>
        <table:table-row table:style-name="ro2">
          <table:table-cell table:style-name="ce3" office:value-type="float" office:value="0.61">
            <text:p>0,61</text:p>
          </table:table-cell>
          <table:table-cell table:style-name="ce7" office:value-type="float" office:value="32.6">
            <text:p>32,6</text:p>
          </table:table-cell>
          <table:table-cell table:style-name="ce7" office:value-type="float" office:value="11.38">
            <text:p>11,38</text:p>
          </table:table-cell>
          <table:table-cell table:style-name="ce10" office:value-type="float" office:value="0.58">
            <text:p>0,58</text:p>
          </table:table-cell>
          <table:table-cell table:style-name="ce14" table:formula="of:=[.B26]/[.A26]" office:value-type="float" office:value="53.4426229508197">
            <text:p>53</text:p>
          </table:table-cell>
          <table:table-cell table:style-name="ce14" table:formula="of:=[.C26]/([.A26]^2)" office:value-type="float" office:value="30.5831765654394">
            <text:p>31</text:p>
          </table:table-cell>
          <table:table-cell table:style-name="ce14" table:formula="of:=SQRT([.E26]^2-[.F26]^2)" office:value-type="float" office:value="43.8267413690618">
            <text:p>44</text:p>
          </table:table-cell>
          <table:table-cell table:style-name="ce21" table:formula="of:=1000*[.G26]/[.$B$14]" office:value-type="float" office:value="139.504850569925">
            <text:p>140</text:p>
          </table:table-cell>
          <table:table-cell table:formula="of:=[.E26]*SQRT(([.$D$14]/[.B26])^2+([.$F$14]/[.A26])^2)" office:value-type="float" office:value="0.891314045510708">
            <text:p>1</text:p>
          </table:table-cell>
          <table:table-cell table:formula="of:=[.F26]*SQRT(([.$F$14]/[.A26])^2+([.$H$14]/[.C26])^2)" office:value-type="float" office:value="1.43421119836808">
            <text:p>1</text:p>
          </table:table-cell>
          <table:table-cell table:formula="of:=SQRT(([.E26]*[.I26])^2+([.A26]*[.$F$14])^2)/[.G26]" office:value-type="float" office:value="1.08687434583502">
            <text:p>1</text:p>
          </table:table-cell>
          <table:table-cell table:formula="of:=1000*[.K26]/[.$B$14]" office:value-type="float" office:value="3.45962849318826">
            <text:p>3</text:p>
          </table:table-cell>
          <table:table-cell table:number-columns-repeated="14"/>
        </table:table-row>
        <table:table-row table:style-name="ro2">
          <table:table-cell table:style-name="Default" table:number-columns-repeated="4"/>
          <table:table-cell table:style-name="ce15" table:formula="of:=AVERAGE([.E16:.E26])" office:value-type="float" office:value="54.7880788096273">
            <text:p>54,8</text:p>
          </table:table-cell>
          <table:table-cell table:style-name="ce18" table:formula="of:=AVERAGE([.F16:.F26])" office:value-type="float" office:value="29.7449172259162">
            <text:p>30</text:p>
          </table:table-cell>
          <table:table-cell table:style-name="ce17" table:formula="of:=AVERAGE([.G16:.G26])" office:value-type="float" office:value="45.9819300124365">
            <text:p>46,0</text:p>
          </table:table-cell>
          <table:table-cell table:style-name="ce22" table:formula="of:=AVERAGE([.H16:.H26])" office:value-type="float" office:value="146.365029087697">
            <text:p>146</text:p>
          </table:table-cell>
          <table:table-cell table:style-name="ce15" table:formula="of:=GEOMEAN([.I16:.I26] )/SQRT(11)" office:value-type="float" office:value="0.298380924096444">
            <text:p>0,3</text:p>
          </table:table-cell>
          <table:table-cell table:style-name="ce18" table:formula="of:=GEOMEAN([.J16:.J26] )/SQRT(11)" office:value-type="float" office:value="0.502508848910471">
            <text:p>1</text:p>
          </table:table-cell>
          <table:table-cell table:style-name="ce17" table:formula="of:=GEOMEAN([.K16:.K26] )/SQRT(11)" office:value-type="float" office:value="0.355747769959564">
            <text:p>0,4</text:p>
          </table:table-cell>
          <table:table-cell table:style-name="ce22" table:formula="of:=GEOMEAN([.L16:.L26] )/SQRT(11)" office:value-type="float" office:value="1.13238032165966">
            <text:p>1</text:p>
          </table:table-cell>
          <table:table-cell table:number-columns-repeated="14"/>
        </table:table-row>
        <table:table-row table:style-name="ro4">
          <table:table-cell table:style-name="Default" table:number-columns-repeated="12"/>
          <table:table-cell table:number-columns-repeated="14"/>
        </table:table-row>
        <table:table-row table:style-name="ro1">
          <table:table-cell table:style-name="ce1" office:value-type="string">
            <text:p>I, A</text:p>
          </table:table-cell>
          <table:table-cell table:style-name="ce5" office:value-type="string">
            <text:p>U, B</text:p>
          </table:table-cell>
          <table:table-cell table:style-name="ce5" office:value-type="string">
            <text:p>P, Вт</text:p>
          </table:table-cell>
          <table:table-cell table:style-name="ce8" office:value-type="string">
            <text:p>cos <text:span text:style-name="T1">φ</text:span></text:p>
          </table:table-cell>
          <table:table-cell table:style-name="ce5" office:value-type="string">
            <text:p>Z, Ом</text:p>
          </table:table-cell>
          <table:table-cell table:style-name="ce5" office:value-type="string">
            <text:p>R, Ом</text:p>
          </table:table-cell>
          <table:table-cell table:style-name="ce5" office:value-type="string">
            <text:p>X<text:span text:style-name="T2">L</text:span>, Ом</text:p>
          </table:table-cell>
          <table:table-cell table:style-name="ce19" office:value-type="string">
            <text:p>L, мГн</text:p>
          </table:table-cell>
          <table:table-cell table:style-name="ce1" office:value-type="string">
            <text:p>ΔZ, Ом</text:p>
          </table:table-cell>
          <table:table-cell table:style-name="ce5" office:value-type="string">
            <text:p>ΔR, Ом</text:p>
          </table:table-cell>
          <table:table-cell table:style-name="ce5" office:value-type="string">
            <text:p>ΔX<text:span text:style-name="T2">L</text:span>, Ом</text:p>
          </table:table-cell>
          <table:table-cell table:style-name="ce19" office:value-type="string">
            <text:p>ΔL, мГн</text:p>
          </table:table-cell>
          <table:table-cell table:number-columns-repeated="14"/>
        </table:table-row>
        <table:table-row table:style-name="ro2">
          <table:table-cell office:value-type="float" office:value="0.24">
            <text:p>0,24</text:p>
          </table:table-cell>
          <table:table-cell office:value-type="float" office:value="11.31">
            <text:p>11,31</text:p>
          </table:table-cell>
          <table:table-cell office:value-type="float" office:value="2.64">
            <text:p>2,64</text:p>
          </table:table-cell>
          <table:table-cell table:style-name="ce11" table:formula="of:=[.C30]/([.B30]*[.A30])" office:value-type="float" office:value="0.972590627763042">
            <text:p>0,973</text:p>
          </table:table-cell>
          <table:table-cell table:formula="of:=[.B30]/[.A30]" office:value-type="float" office:value="47.125">
            <text:p>47</text:p>
          </table:table-cell>
          <table:table-cell table:formula="of:=[.C30]/([.A30]^2)" office:value-type="float" office:value="45.8333333333333">
            <text:p>46</text:p>
          </table:table-cell>
          <table:table-cell table:formula="of:=SQRT([.E30]^2-[.F30]^2)" office:value-type="float" office:value="10.9576996014472">
            <text:p>11</text:p>
          </table:table-cell>
          <table:table-cell table:formula="of:=1000*[.G30]/[.$B$14]" office:value-type="float" office:value="34.8794411297282">
            <text:p>35</text:p>
          </table:table-cell>
          <table:table-cell table:formula="of:=[.E30]*SQRT(([.$D$14]/[.B30])^2+([.$F$14]/[.A30])^2)" office:value-type="float" office:value="2.0072635571462">
            <text:p>2</text:p>
          </table:table-cell>
          <table:table-cell table:formula="of:=[.F30]*SQRT(([.$F$14]/[.A30])^2+([.$H$14]/[.C30])^2)" office:value-type="float" office:value="8.88814287234042">
            <text:p>9</text:p>
          </table:table-cell>
          <table:table-cell table:formula="of:=SQRT(([.E30]*[.I30])^2+([.A30]*[.$F$14])^2)/[.G30]" office:value-type="float" office:value="8.63249574285359">
            <text:p>9</text:p>
          </table:table-cell>
          <table:table-cell table:formula="of:=1000*[.K30]/[.$B$14]" office:value-type="float" office:value="27.4780873738978">
            <text:p>27</text:p>
          </table:table-cell>
          <table:table-cell table:number-columns-repeated="14"/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1.68">
            <text:p>11,68</text:p>
          </table:table-cell>
          <table:table-cell office:value-type="float" office:value="2.81">
            <text:p>2,81</text:p>
          </table:table-cell>
          <table:table-cell table:style-name="ce11" table:formula="of:=[.C31]/([.B31]*[.A31])" office:value-type="float" office:value="0.962328767123288">
            <text:p>0,962</text:p>
          </table:table-cell>
          <table:table-cell table:formula="of:=[.B31]/[.A31]" office:value-type="float" office:value="46.72">
            <text:p>47</text:p>
          </table:table-cell>
          <table:table-cell table:formula="of:=[.C31]/([.A31]^2)" office:value-type="float" office:value="44.96">
            <text:p>45</text:p>
          </table:table-cell>
          <table:table-cell table:formula="of:=SQRT([.E31]^2-[.F31]^2)" office:value-type="float" office:value="12.7026296490136">
            <text:p>13</text:p>
          </table:table-cell>
          <table:table-cell table:formula="of:=1000*[.G31]/[.$B$14]" office:value-type="float" office:value="40.4337259781237">
            <text:p>40</text:p>
          </table:table-cell>
          <table:table-cell table:formula="of:=[.E31]*SQRT(([.$D$14]/[.B31])^2+([.$F$14]/[.A31])^2)" office:value-type="float" office:value="1.91112883919426">
            <text:p>2</text:p>
          </table:table-cell>
          <table:table-cell table:formula="of:=[.F31]*SQRT(([.$F$14]/[.A31])^2+([.$H$14]/[.C31])^2)" office:value-type="float" office:value="8.19964892907007">
            <text:p>8</text:p>
          </table:table-cell>
          <table:table-cell table:formula="of:=SQRT(([.E31]*[.I31])^2+([.A31]*[.$F$14])^2)/[.G31]" office:value-type="float" office:value="7.02909097322919">
            <text:p>7</text:p>
          </table:table-cell>
          <table:table-cell table:formula="of:=1000*[.K31]/[.$B$14]" office:value-type="float" office:value="22.3742914766409">
            <text:p>22</text:p>
          </table:table-cell>
          <table:table-cell table:number-columns-repeated="14"/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.08">
            <text:p>12,08</text:p>
          </table:table-cell>
          <table:table-cell office:value-type="float" office:value="3.02">
            <text:p>3,02</text:p>
          </table:table-cell>
          <table:table-cell table:style-name="ce11" table:formula="of:=[.C32]/([.B32]*[.A32])" office:value-type="float" office:value="1">
            <text:p>1,000</text:p>
          </table:table-cell>
          <table:table-cell table:formula="of:=[.B32]/[.A32]" office:value-type="float" office:value="48.32">
            <text:p>48</text:p>
          </table:table-cell>
          <table:table-cell table:formula="of:=[.C32]/([.A32]^2)" office:value-type="float" office:value="48.32">
            <text:p>48</text:p>
          </table:table-cell>
          <table:table-cell table:formula="of:=SQRT([.E32]^2-[.F32]^2)" office:value-type="float" office:value="0">
            <text:p>0</text:p>
          </table:table-cell>
          <table:table-cell table:formula="of:=1000*[.G32]/[.$B$14]" office:value-type="float" office:value="0">
            <text:p>0</text:p>
          </table:table-cell>
          <table:table-cell table:formula="of:=[.E32]*SQRT(([.$D$14]/[.B32])^2+([.$F$14]/[.A32])^2)" office:value-type="float" office:value="1.97375678339556">
            <text:p>2</text:p>
          </table:table-cell>
          <table:table-cell table:formula="of:=[.F32]*SQRT(([.$F$14]/[.A32])^2+([.$H$14]/[.C32])^2)" office:value-type="float" office:value="8.230171069911">
            <text:p>8</text:p>
          </table:table-cell>
          <table:table-cell table:formula="of:=SQRT(-([.F32]-[.J32])^2+([.E32]-[.I32])^2)" office:value-type="float" office:value="61.2794308388749">
            <text:p>61</text:p>
          </table:table-cell>
          <table:table-cell table:formula="of:=1000*[.K32]/[.$B$14]" office:value-type="float" office:value="195.058486557297">
            <text:p>195</text:p>
          </table:table-cell>
          <table:table-cell table:number-columns-repeated="14"/>
        </table:table-row>
        <table:table-row table:style-name="ro2">
          <table:table-cell office:value-type="float" office:value="0.26">
            <text:p>0,26</text:p>
          </table:table-cell>
          <table:table-cell office:value-type="float" office:value="12.46">
            <text:p>12,46</text:p>
          </table:table-cell>
          <table:table-cell office:value-type="float" office:value="3.2">
            <text:p>3,2</text:p>
          </table:table-cell>
          <table:table-cell table:style-name="ce11" table:formula="of:=[.C33]/([.B33]*[.A33])" office:value-type="float" office:value="0.987776268675145">
            <text:p>0,988</text:p>
          </table:table-cell>
          <table:table-cell table:formula="of:=[.B33]/[.A33]" office:value-type="float" office:value="47.9230769230769">
            <text:p>48</text:p>
          </table:table-cell>
          <table:table-cell table:formula="of:=[.C33]/([.A33]^2)" office:value-type="float" office:value="47.3372781065089">
            <text:p>47</text:p>
          </table:table-cell>
          <table:table-cell table:formula="of:=SQRT([.E33]^2-[.F33]^2)" office:value-type="float" office:value="7.47016755114527">
            <text:p>7</text:p>
          </table:table-cell>
          <table:table-cell table:formula="of:=1000*[.G33]/[.$B$14]" office:value-type="float" office:value="23.778281829789">
            <text:p>24</text:p>
          </table:table-cell>
          <table:table-cell table:formula="of:=[.E33]*SQRT(([.$D$14]/[.B33])^2+([.$F$14]/[.A33])^2)" office:value-type="float" office:value="1.88289611601146">
            <text:p>2</text:p>
          </table:table-cell>
          <table:table-cell table:formula="of:=[.F33]*SQRT(([.$F$14]/[.A33])^2+([.$H$14]/[.C33])^2)" office:value-type="float" office:value="7.61723621810631">
            <text:p>8</text:p>
          </table:table-cell>
          <table:table-cell table:formula="of:=SQRT(([.E33]*[.I33])^2+([.A33]*[.$F$14])^2)/[.G33]" office:value-type="float" office:value="12.0792706221702">
            <text:p>12</text:p>
          </table:table-cell>
          <table:table-cell table:formula="of:=1000*[.K33]/[.$B$14]" office:value-type="float" office:value="38.449512569262">
            <text:p>38</text:p>
          </table:table-cell>
          <table:table-cell table:number-columns-repeated="14"/>
        </table:table-row>
        <table:table-row table:style-name="ro2">
          <table:table-cell office:value-type="float" office:value="0.27">
            <text:p>0,27</text:p>
          </table:table-cell>
          <table:table-cell office:value-type="float" office:value="12.8">
            <text:p>12,8</text:p>
          </table:table-cell>
          <table:table-cell office:value-type="float" office:value="3.39">
            <text:p>3,39</text:p>
          </table:table-cell>
          <table:table-cell table:style-name="ce11" table:formula="of:=[.C34]/([.B34]*[.A34])" office:value-type="float" office:value="0.980902777777778">
            <text:p>0,981</text:p>
          </table:table-cell>
          <table:table-cell table:formula="of:=[.B34]/[.A34]" office:value-type="float" office:value="47.4074074074074">
            <text:p>47</text:p>
          </table:table-cell>
          <table:table-cell table:formula="of:=[.C34]/([.A34]^2)" office:value-type="float" office:value="46.5020576131687">
            <text:p>47</text:p>
          </table:table-cell>
          <table:table-cell table:formula="of:=SQRT([.E34]^2-[.F34]^2)" office:value-type="float" office:value="9.22067865362648">
            <text:p>9</text:p>
          </table:table-cell>
          <table:table-cell table:formula="of:=1000*[.G34]/[.$B$14]" office:value-type="float" office:value="29.3503317277315">
            <text:p>29</text:p>
          </table:table-cell>
          <table:table-cell table:formula="of:=[.E34]*SQRT(([.$D$14]/[.B34])^2+([.$F$14]/[.A34])^2)" office:value-type="float" office:value="1.79446729224911">
            <text:p>2</text:p>
          </table:table-cell>
          <table:table-cell table:formula="of:=[.F34]*SQRT(([.$F$14]/[.A34])^2+([.$H$14]/[.C34])^2)" office:value-type="float" office:value="7.07164920378251">
            <text:p>7</text:p>
          </table:table-cell>
          <table:table-cell table:formula="of:=SQRT(([.E34]*[.I34])^2+([.A34]*[.$F$14])^2)/[.G34]" office:value-type="float" office:value="9.22611504439634">
            <text:p>9</text:p>
          </table:table-cell>
          <table:table-cell table:formula="of:=1000*[.K34]/[.$B$14]" office:value-type="float" office:value="29.3676362970036">
            <text:p>29</text:p>
          </table:table-cell>
          <table:table-cell table:number-columns-repeated="14"/>
        </table:table-row>
        <table:table-row table:style-name="ro2">
          <table:table-cell office:value-type="float" office:value="0.28">
            <text:p>0,28</text:p>
          </table:table-cell>
          <table:table-cell office:value-type="float" office:value="13.2">
            <text:p>13,2</text:p>
          </table:table-cell>
          <table:table-cell office:value-type="float" office:value="3.6">
            <text:p>3,6</text:p>
          </table:table-cell>
          <table:table-cell table:style-name="ce11" table:formula="of:=[.C35]/([.B35]*[.A35])" office:value-type="float" office:value="0.974025974025974">
            <text:p>0,974</text:p>
          </table:table-cell>
          <table:table-cell table:formula="of:=[.B35]/[.A35]" office:value-type="float" office:value="47.1428571428571">
            <text:p>47</text:p>
          </table:table-cell>
          <table:table-cell table:formula="of:=[.C35]/([.A35]^2)" office:value-type="float" office:value="45.9183673469388">
            <text:p>46</text:p>
          </table:table-cell>
          <table:table-cell table:formula="of:=SQRT([.E35]^2-[.F35]^2)" office:value-type="float" office:value="10.6748545556098">
            <text:p>11</text:p>
          </table:table-cell>
          <table:table-cell table:formula="of:=1000*[.G35]/[.$B$14]" office:value-type="float" office:value="33.9791173862467">
            <text:p>34</text:p>
          </table:table-cell>
          <table:table-cell table:formula="of:=[.E35]*SQRT(([.$D$14]/[.B35])^2+([.$F$14]/[.A35])^2)" office:value-type="float" office:value="1.72113548912582">
            <text:p>2</text:p>
          </table:table-cell>
          <table:table-cell table:formula="of:=[.F35]*SQRT(([.$F$14]/[.A35])^2+([.$H$14]/[.C35])^2)" office:value-type="float" office:value="6.58502587448712">
            <text:p>7</text:p>
          </table:table-cell>
          <table:table-cell table:formula="of:=SQRT(([.E35]*[.I35])^2+([.A35]*[.$F$14])^2)/[.G35]" office:value-type="float" office:value="7.60096956009879">
            <text:p>8</text:p>
          </table:table-cell>
          <table:table-cell table:formula="of:=1000*[.K35]/[.$B$14]" office:value-type="float" office:value="24.194637555615">
            <text:p>24</text:p>
          </table:table-cell>
          <table:table-cell table:number-columns-repeated="14"/>
        </table:table-row>
        <table:table-row table:style-name="ro2">
          <table:table-cell office:value-type="float" office:value="0.28">
            <text:p>0,28</text:p>
          </table:table-cell>
          <table:table-cell office:value-type="float" office:value="13.57">
            <text:p>13,57</text:p>
          </table:table-cell>
          <table:table-cell office:value-type="float" office:value="3.78">
            <text:p>3,78</text:p>
          </table:table-cell>
          <table:table-cell table:style-name="ce11" table:formula="of:=[.C36]/([.B36]*[.A36])" office:value-type="float" office:value="0.994841562269713">
            <text:p>0,995</text:p>
          </table:table-cell>
          <table:table-cell table:formula="of:=[.B36]/[.A36]" office:value-type="float" office:value="48.4642857142857">
            <text:p>48</text:p>
          </table:table-cell>
          <table:table-cell table:formula="of:=[.C36]/([.A36]^2)" office:value-type="float" office:value="48.2142857142857">
            <text:p>48</text:p>
          </table:table-cell>
          <table:table-cell table:formula="of:=SQRT([.E36]^2-[.F36]^2)" office:value-type="float" office:value="4.91626309885289">
            <text:p>5</text:p>
          </table:table-cell>
          <table:table-cell table:formula="of:=1000*[.G36]/[.$B$14]" office:value-type="float" office:value="15.6489514744543">
            <text:p>16</text:p>
          </table:table-cell>
          <table:table-cell table:formula="of:=[.E36]*SQRT(([.$D$14]/[.B36])^2+([.$F$14]/[.A36])^2)" office:value-type="float" office:value="1.76732928259197">
            <text:p>2</text:p>
          </table:table-cell>
          <table:table-cell table:formula="of:=[.F36]*SQRT(([.$F$14]/[.A36])^2+([.$H$14]/[.C36])^2)" office:value-type="float" office:value="6.60592386911284">
            <text:p>7</text:p>
          </table:table-cell>
          <table:table-cell table:formula="of:=SQRT(([.E36]*[.I36])^2+([.A36]*[.$F$14])^2)/[.G36]" office:value-type="float" office:value="17.4222472691733">
            <text:p>17</text:p>
          </table:table-cell>
          <table:table-cell table:formula="of:=1000*[.K36]/[.$B$14]" office:value-type="float" office:value="55.456735453164">
            <text:p>55</text:p>
          </table:table-cell>
          <table:table-cell/>
          <table:table-cell>
            <draw:frame table:end-cell-address="Лист1.T55" table:end-x="0.527cm" table:end-y="0.157cm" draw:z-index="6" draw:style-name="gr1" draw:text-style-name="P1" svg:width="12.724cm" svg:height="8.589cm" svg:x="1.352cm" svg:y="0.149cm">
              <draw:object draw:notify-on-update-of-ranges="Лист1.B30:Лист1.B40 Лист1.A30:Лист1.A40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2"/>
        </table:table-row>
        <table:table-row table:style-name="ro2">
          <table:table-cell office:value-type="float" office:value="0.29">
            <text:p>0,29</text:p>
          </table:table-cell>
          <table:table-cell office:value-type="float" office:value="13.92">
            <text:p>13,92</text:p>
          </table:table-cell>
          <table:table-cell office:value-type="float" office:value="3.98">
            <text:p>3,98</text:p>
          </table:table-cell>
          <table:table-cell table:style-name="ce11" table:formula="of:=[.C37]/([.B37]*[.A37])" office:value-type="float" office:value="0.985929449068569">
            <text:p>0,986</text:p>
          </table:table-cell>
          <table:table-cell table:formula="of:=[.B37]/[.A37]" office:value-type="float" office:value="48">
            <text:p>48</text:p>
          </table:table-cell>
          <table:table-cell table:formula="of:=[.C37]/([.A37]^2)" office:value-type="float" office:value="47.3246135552913">
            <text:p>47</text:p>
          </table:table-cell>
          <table:table-cell table:formula="of:=SQRT([.E37]^2-[.F37]^2)" office:value-type="float" office:value="8.02377416446505">
            <text:p>8</text:p>
          </table:table-cell>
          <table:table-cell table:formula="of:=1000*[.G37]/[.$B$14]" office:value-type="float" office:value="25.5404664105531">
            <text:p>26</text:p>
          </table:table-cell>
          <table:table-cell table:formula="of:=[.E37]*SQRT(([.$D$14]/[.B37])^2+([.$F$14]/[.A37])^2)" office:value-type="float" office:value="1.69071043753535">
            <text:p>2</text:p>
          </table:table-cell>
          <table:table-cell table:formula="of:=[.F37]*SQRT(([.$F$14]/[.A37])^2+([.$H$14]/[.C37])^2)" office:value-type="float" office:value="6.16519854731345">
            <text:p>6</text:p>
          </table:table-cell>
          <table:table-cell table:formula="of:=SQRT(([.E37]*[.I37])^2+([.A37]*[.$F$14])^2)/[.G37]" office:value-type="float" office:value="10.1142055334657">
            <text:p>10</text:p>
          </table:table-cell>
          <table:table-cell table:formula="of:=1000*[.K37]/[.$B$14]" office:value-type="float" office:value="32.1945161219694">
            <text:p>32</text:p>
          </table:table-cell>
          <table:table-cell table:number-columns-repeated="14"/>
        </table:table-row>
        <table:table-row table:style-name="ro2">
          <table:table-cell office:value-type="float" office:value="0.3">
            <text:p>0,3</text:p>
          </table:table-cell>
          <table:table-cell office:value-type="float" office:value="14.3">
            <text:p>14,3</text:p>
          </table:table-cell>
          <table:table-cell office:value-type="float" office:value="4.17">
            <text:p>4,17</text:p>
          </table:table-cell>
          <table:table-cell table:style-name="ce11" table:formula="of:=[.C38]/([.B38]*[.A38])" office:value-type="float" office:value="0.972027972027972">
            <text:p>0,972</text:p>
          </table:table-cell>
          <table:table-cell table:formula="of:=[.B38]/[.A38]" office:value-type="float" office:value="47.6666666666667">
            <text:p>48</text:p>
          </table:table-cell>
          <table:table-cell table:formula="of:=[.C38]/([.A38]^2)" office:value-type="float" office:value="46.3333333333333">
            <text:p>46</text:p>
          </table:table-cell>
          <table:table-cell table:formula="of:=SQRT([.E38]^2-[.F38]^2)" office:value-type="float" office:value="11.1952370824978">
            <text:p>11</text:p>
          </table:table-cell>
          <table:table-cell table:formula="of:=1000*[.G38]/[.$B$14]" office:value-type="float" office:value="35.6355464153044">
            <text:p>36</text:p>
          </table:table-cell>
          <table:table-cell table:formula="of:=[.E38]*SQRT(([.$D$14]/[.B38])^2+([.$F$14]/[.A38])^2)" office:value-type="float" office:value="1.62347744436">
            <text:p>2</text:p>
          </table:table-cell>
          <table:table-cell table:formula="of:=[.F38]*SQRT(([.$F$14]/[.A38])^2+([.$H$14]/[.C38])^2)" office:value-type="float" office:value="5.766238476931">
            <text:p>6</text:p>
          </table:table-cell>
          <table:table-cell table:formula="of:=SQRT(([.E38]*[.I38])^2+([.A38]*[.$F$14])^2)/[.G38]" office:value-type="float" office:value="6.9123822630154">
            <text:p>7</text:p>
          </table:table-cell>
          <table:table-cell table:formula="of:=1000*[.K38]/[.$B$14]" office:value-type="float" office:value="22.0027961139929">
            <text:p>22</text:p>
          </table:table-cell>
          <table:table-cell table:number-columns-repeated="14"/>
        </table:table-row>
        <table:table-row table:style-name="ro2">
          <table:table-cell office:value-type="float" office:value="0.31">
            <text:p>0,31</text:p>
          </table:table-cell>
          <table:table-cell office:value-type="float" office:value="14.75">
            <text:p>14,75</text:p>
          </table:table-cell>
          <table:table-cell office:value-type="float" office:value="4.44">
            <text:p>4,44</text:p>
          </table:table-cell>
          <table:table-cell table:style-name="ce11" table:formula="of:=[.C39]/([.B39]*[.A39])" office:value-type="float" office:value="0.971022416621105">
            <text:p>0,971</text:p>
          </table:table-cell>
          <table:table-cell table:formula="of:=[.B39]/[.A39]" office:value-type="float" office:value="47.5806451612903">
            <text:p>48</text:p>
          </table:table-cell>
          <table:table-cell table:formula="of:=[.C39]/([.A39]^2)" office:value-type="float" office:value="46.2018730489074">
            <text:p>46</text:p>
          </table:table-cell>
          <table:table-cell table:formula="of:=SQRT([.E39]^2-[.F39]^2)" office:value-type="float" office:value="11.3712233615062">
            <text:p>11</text:p>
          </table:table-cell>
          <table:table-cell table:formula="of:=1000*[.G39]/[.$B$14]" office:value-type="float" office:value="36.1957281397151">
            <text:p>36</text:p>
          </table:table-cell>
          <table:table-cell table:formula="of:=[.E39]*SQRT(([.$D$14]/[.B39])^2+([.$F$14]/[.A39])^2)" office:value-type="float" office:value="1.56839154003584">
            <text:p>2</text:p>
          </table:table-cell>
          <table:table-cell table:formula="of:=[.F39]*SQRT(([.$F$14]/[.A39])^2+([.$H$14]/[.C39])^2)" office:value-type="float" office:value="5.41216701050804">
            <text:p>5</text:p>
          </table:table-cell>
          <table:table-cell table:formula="of:=SQRT(([.E39]*[.I39])^2+([.A39]*[.$F$14])^2)/[.G39]" office:value-type="float" office:value="6.56262558850298">
            <text:p>7</text:p>
          </table:table-cell>
          <table:table-cell table:formula="of:=1000*[.K39]/[.$B$14]" office:value-type="float" office:value="20.8894860414322">
            <text:p>21</text:p>
          </table:table-cell>
          <table:table-cell table:number-columns-repeated="14"/>
        </table:table-row>
        <table:table-row table:style-name="ro2">
          <table:table-cell table:style-name="ce3" office:value-type="float" office:value="0.31">
            <text:p>0,31</text:p>
          </table:table-cell>
          <table:table-cell table:style-name="ce7" office:value-type="float" office:value="15.15">
            <text:p>15,15</text:p>
          </table:table-cell>
          <table:table-cell table:style-name="ce7" office:value-type="float" office:value="4.66">
            <text:p>4,66</text:p>
          </table:table-cell>
          <table:table-cell table:style-name="ce12" table:formula="of:=[.C40]/([.B40]*[.A40])" office:value-type="float" office:value="0.992228255083573">
            <text:p>0,992</text:p>
          </table:table-cell>
          <table:table-cell table:style-name="ce14" table:formula="of:=[.B40]/[.A40]" office:value-type="float" office:value="48.8709677419355">
            <text:p>49</text:p>
          </table:table-cell>
          <table:table-cell table:style-name="ce14" table:formula="of:=[.C40]/([.A40]^2)" office:value-type="float" office:value="48.4911550468262">
            <text:p>48</text:p>
          </table:table-cell>
          <table:table-cell table:style-name="ce14" table:formula="of:=SQRT([.E40]^2-[.F40]^2)" office:value-type="float" office:value="6.0810665395109">
            <text:p>6</text:p>
          </table:table-cell>
          <table:table-cell table:style-name="ce21" table:formula="of:=1000*[.G40]/[.$B$14]" office:value-type="float" office:value="19.3566359806777">
            <text:p>19</text:p>
          </table:table-cell>
          <table:table-cell table:formula="of:=[.E40]*SQRT(([.$D$14]/[.B40])^2+([.$F$14]/[.A40])^2)" office:value-type="float" office:value="1.60914772073027">
            <text:p>2</text:p>
          </table:table-cell>
          <table:table-cell table:formula="of:=[.F40]*SQRT(([.$F$14]/[.A40])^2+([.$H$14]/[.C40])^2)" office:value-type="float" office:value="5.43296680266112">
            <text:p>5</text:p>
          </table:table-cell>
          <table:table-cell table:formula="of:=SQRT(([.E40]*[.I40])^2+([.A40]*[.$F$14])^2)/[.G40]" office:value-type="float" office:value="12.932041756485">
            <text:p>13</text:p>
          </table:table-cell>
          <table:table-cell table:formula="of:=1000*[.K40]/[.$B$14]" office:value-type="float" office:value="41.1639673963077">
            <text:p>41</text:p>
          </table:table-cell>
          <table:table-cell table:number-columns-repeated="14"/>
        </table:table-row>
        <table:table-row table:style-name="ro2">
          <table:table-cell table:style-name="Default" table:number-columns-repeated="4"/>
          <table:table-cell table:style-name="ce16" table:formula="of:=AVERAGE([.E30:.E40])" office:value-type="float" office:value="47.7473551597745">
            <text:p>48</text:p>
          </table:table-cell>
          <table:table-cell table:style-name="ce18" table:formula="of:=AVERAGE([.F30:.F40])" office:value-type="float" office:value="46.8578451907812">
            <text:p>47</text:p>
          </table:table-cell>
          <table:table-cell table:style-name="ce18" table:formula="of:=AVERAGE([.G30:.G40])" office:value-type="float" office:value="8.41941765978866">
            <text:p>8</text:p>
          </table:table-cell>
          <table:table-cell table:style-name="ce22" table:formula="of:=AVERAGE([.H30:.H40])" office:value-type="float" office:value="26.7998387702112">
            <text:p>27</text:p>
          </table:table-cell>
          <table:table-cell table:style-name="ce16" table:formula="of:=GEOMEAN([.I30:.I40] )/SQRT(11)" office:value-type="float" office:value="0.534115676213294">
            <text:p>1</text:p>
          </table:table-cell>
          <table:table-cell table:style-name="ce18" table:formula="of:=GEOMEAN([.J30:.J40] )/SQRT(11)" office:value-type="float" office:value="2.05434727790531">
            <text:p>2</text:p>
          </table:table-cell>
          <table:table-cell table:style-name="ce18" table:formula="of:=GEOMEAN([.K30:.K40] )/SQRT(11)" office:value-type="float" office:value="3.35669274069777">
            <text:p>3</text:p>
          </table:table-cell>
          <table:table-cell table:style-name="ce22" table:formula="of:=GEOMEAN([.L30:.L40] )/SQRT(11)" office:value-type="float" office:value="10.6846848424546">
            <text:p>11</text:p>
          </table:table-cell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3.12.2014</text:date>, <text:time>01:53:0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6T20:14:31.65</meta:creation-date>
    <meta:generator>OpenOffice.org/3.4.1$Win32 OpenOffice.org_project/341m1$Build-9593</meta:generator>
    <dc:date>2014-12-03T01:53:09.64</dc:date>
    <meta:editing-duration>PT22H39M45S</meta:editing-duration>
    <meta:editing-cycles>10</meta:editing-cycles>
    <meta:document-statistic meta:table-count="1" meta:cell-count="46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823cm" svg:height="7.308cm" xlink:href=".." xlink:type="simple" chart:class="chart:scatter" chart:column-mapping="1 0" chart:style-name="ch1">
        <chart:plot-area chart:style-name="ch2" table:cell-range-address="Лист1.A2:Лист1.B12" svg:x="0.562cm" svg:y="0.735cm" svg:width="9.816cm" svg:height="6cm">
          <chartooo:coordinate-region svg:x="1.474cm" svg:y="0.947cm" svg:width="8.717cm" svg:height="5.115cm"/>
          <chart:axis chart:dimension="x" chart:name="primary-x" chart:style-name="ch3">
            <chart:title svg:x="5.108cm" svg:y="6.721cm" chart:style-name="ch4">
              <text:p>U, В</text:p>
            </chart:title>
          </chart:axis>
          <chart:axis chart:dimension="y" chart:name="primary-y" chart:style-name="ch3">
            <chart:title svg:x="0.173cm" svg:y="3.89cm" chart:style-name="ch5">
              <text:p>I, A</text:p>
            </chart:title>
            <chart:grid chart:style-name="ch6" chart:class="major"/>
          </chart:axis>
          <chart:series chart:style-name="ch7" chart:values-cell-range-address="Лист1.A2:Лист1.A12" chart:class="chart:scatter">
            <chart:domain table:cell-range-address="Лист1.B2:Лист1.B12"/>
            <chart:regression-curve chart:style-name="ch8">
              <chart:equation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.3">
                <text:p>29.3</text:p>
                <draw:g>
                  <svg:desc>Лист1.B2:Лист1.B12</svg:desc>
                </draw:g>
              </table:table-cell>
              <table:table-cell office:value-type="float" office:value="0.58">
                <text:p>0.58</text:p>
                <draw:g>
                  <svg:desc>Лист1.A2:Лист1.A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7">
                <text:p>29.7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1">
                <text:p>30.1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3">
                <text:p>30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5">
                <text:p>30.5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">
                <text:p>3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2">
                <text:p>31.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.6">
                <text:p>31.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9">
                <text:p>31.9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.3">
                <text:p>32.3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.7">
                <text:p>32.7</text:p>
              </table:table-cell>
              <table:table-cell office:value-type="float" office:value="0.65">
                <text:p>0.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411cm" svg:height="7.654cm" xlink:href=".." xlink:type="simple" chart:class="chart:scatter" chart:style-name="ch1">
        <chart:plot-area chart:style-name="ch2" table:cell-range-address="Лист1.B2:Лист1.C12" svg:x="0.416cm" svg:y="0.534cm" svg:width="10.517cm" svg:height="6.05cm">
          <chartooo:coordinate-region svg:x="1.328cm" svg:y="0.746cm" svg:width="9.418cm" svg:height="5.165cm"/>
          <chart:axis chart:dimension="x" chart:name="primary-x" chart:style-name="ch3">
            <chart:title svg:x="5.312cm" svg:y="6.738cm" chart:style-name="ch4">
              <text:p>U, B</text:p>
            </chart:title>
          </chart:axis>
          <chart:axis chart:dimension="y" chart:name="primary-y" chart:style-name="ch5">
            <chart:title svg:x="0.001cm" svg:y="3.973cm" chart:style-name="ch6">
              <text:p>P, Вт</text:p>
            </chart:title>
            <chart:grid chart:style-name="ch7" chart:class="major"/>
          </chart:axis>
          <chart:series chart:style-name="ch8" chart:values-cell-range-address="Лист1.C2:Лист1.C12" chart:class="chart:scatter">
            <chart:domain table:cell-range-address="Лист1.B2:Лист1.B12"/>
            <chart:regression-curve chart:style-name="ch9">
              <chart:equation/>
            </chart:regression-curve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.3">
                <text:p>29.3</text:p>
                <draw:g>
                  <svg:desc>Лист1.B2:Лист1.B12</svg:desc>
                </draw:g>
              </table:table-cell>
              <table:table-cell office:value-type="float" office:value="8">
                <text:p>8</text:p>
                <draw:g>
                  <svg:desc>Лист1.C2:Лист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7">
                <text:p>29.7</text:p>
              </table:table-cell>
              <table:table-cell office:value-type="float" office:value="8.36">
                <text:p>8.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1">
                <text:p>30.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3">
                <text:p>30.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5">
                <text:p>30.5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">
                <text:p>31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2">
                <text:p>31.2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.6">
                <text:p>31.6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9">
                <text:p>31.9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.3">
                <text:p>32.3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.7">
                <text:p>32.7</text:p>
              </table:table-cell>
              <table:table-cell office:value-type="float" office:value="11.7">
                <text:p>11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186cm" svg:height="7.869cm" xlink:href=".." xlink:type="simple" chart:class="chart:scatter" chart:style-name="ch1">
        <chart:plot-area chart:style-name="ch2" table:cell-range-address="Лист1.B2:Лист1.B12 Лист1.D2:Лист1.D12" svg:x="1.261cm" svg:y="0.763cm" svg:width="9.479cm" svg:height="5.941cm">
          <chartooo:coordinate-region svg:x="2.173cm" svg:y="0.975cm" svg:width="8.38cm" svg:height="5.056cm"/>
          <chart:axis chart:dimension="x" chart:name="primary-x" chart:style-name="ch3">
            <chart:title svg:x="5.638cm" svg:y="6.862cm" chart:style-name="ch4">
              <text:p>U, B</text:p>
            </chart:title>
          </chart:axis>
          <chart:axis chart:dimension="y" chart:name="primary-y" chart:style-name="ch3">
            <chart:title svg:x="0.451cm" svg:y="4.2cm" chart:style-name="ch5">
              <text:p>сos φ</text:p>
            </chart:title>
            <chart:grid chart:style-name="ch6" chart:class="major"/>
          </chart:axis>
          <chart:series chart:style-name="ch7" chart:values-cell-range-address="Лист1.D2:Лист1.D12" chart:class="chart:scatter">
            <chart:domain table:cell-range-address="Лист1.B2:Лист1.B12"/>
            <chart:regression-curve chart:style-name="ch8">
              <chart:equation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.3">
                <text:p>29.3</text:p>
                <draw:g>
                  <svg:desc>Лист1.B2:Лист1.B12</svg:desc>
                </draw:g>
              </table:table-cell>
              <table:table-cell office:value-type="float" office:value="0.47">
                <text:p>0.47</text:p>
                <draw:g>
                  <svg:desc>Лист1.D2:Лист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7">
                <text:p>29.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1">
                <text:p>30.1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3">
                <text:p>30.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5">
                <text:p>30.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">
                <text:p>3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2">
                <text:p>31.2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.6">
                <text:p>31.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9">
                <text:p>31.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.3">
                <text:p>32.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.7">
                <text:p>32.7</text:p>
              </table:table-cell>
              <table:table-cell office:value-type="float" office:value="0.56">
                <text:p>0.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7cm" svg:height="7.842cm" xlink:href=".." xlink:type="simple" chart:class="chart:scatter" chart:column-mapping="1 0" chart:style-name="ch1">
        <chart:plot-area chart:style-name="ch2" table:cell-range-address="Лист1.A16:Лист1.B26" svg:x="1.277cm" svg:y="0.759cm" svg:width="10.215cm" svg:height="5.919cm">
          <chartooo:coordinate-region svg:x="2.189cm" svg:y="0.972cm" svg:width="9.116cm" svg:height="5.034cm"/>
          <chart:axis chart:dimension="x" chart:name="primary-x" chart:style-name="ch3">
            <chart:title svg:x="6.022cm" svg:y="6.835cm" chart:style-name="ch4">
              <text:p>U, B</text:p>
            </chart:title>
          </chart:axis>
          <chart:axis chart:dimension="y" chart:name="primary-y" chart:style-name="ch3">
            <chart:title svg:x="0.451cm" svg:y="3.987cm" chart:style-name="ch5">
              <text:p>I, A</text:p>
            </chart:title>
            <chart:grid chart:style-name="ch6" chart:class="major"/>
          </chart:axis>
          <chart:series chart:style-name="ch7" chart:values-cell-range-address="Лист1.A16:Лист1.A26" chart:class="chart:scatter">
            <chart:domain table:cell-range-address="Лист1.B16:Лист1.B26"/>
            <chart:regression-curve chart:style-name="ch8">
              <chart:equation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.2">
                <text:p>29.2</text:p>
                <draw:g>
                  <svg:desc>Лист1.B16:Лист1.B26</svg:desc>
                </draw:g>
              </table:table-cell>
              <table:table-cell office:value-type="float" office:value="0.51">
                <text:p>0.51</text:p>
                <draw:g>
                  <svg:desc>Лист1.A16:Лист1.A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5">
                <text:p>29.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.7">
                <text:p>29.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2">
                <text:p>30.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9">
                <text:p>30.9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3">
                <text:p>31.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.7">
                <text:p>31.7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9">
                <text:p>31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.2">
                <text:p>32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.6">
                <text:p>32.6</text:p>
              </table:table-cell>
              <table:table-cell office:value-type="float" office:value="0.61">
                <text:p>0.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417cm" svg:height="7.282cm" xlink:href=".." xlink:type="simple" chart:class="chart:scatter" chart:style-name="ch1">
        <chart:plot-area chart:style-name="ch2" table:cell-range-address="Лист1.B16:Лист1.C26" svg:x="1.286cm" svg:y="0.715cm" svg:width="10.635cm" svg:height="5.414cm">
          <chartooo:coordinate-region svg:x="1.907cm" svg:y="0.927cm" svg:width="9.827cm" svg:height="4.529cm"/>
          <chart:axis chart:dimension="x" chart:name="primary-x" chart:style-name="ch3">
            <chart:title svg:x="6.241cm" svg:y="6.275cm" chart:style-name="ch4">
              <text:p>U, B</text:p>
            </chart:title>
          </chart:axis>
          <chart:axis chart:dimension="y" chart:name="primary-y" chart:style-name="ch5">
            <chart:title svg:x="0.451cm" svg:y="3.836cm" chart:style-name="ch6">
              <text:p>Р, Вт</text:p>
            </chart:title>
            <chart:grid chart:style-name="ch7" chart:class="major"/>
          </chart:axis>
          <chart:series chart:style-name="ch8" chart:values-cell-range-address="Лист1.C16:Лист1.C26" chart:class="chart:scatter">
            <chart:domain table:cell-range-address="Лист1.B16:Лист1.B26"/>
            <chart:regression-curve chart:style-name="ch9">
              <chart:equation/>
            </chart:regression-curve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.2">
                <text:p>29.2</text:p>
                <draw:g>
                  <svg:desc>Лист1.B16:Лист1.B26</svg:desc>
                </draw:g>
              </table:table-cell>
              <table:table-cell office:value-type="float" office:value="7.53">
                <text:p>7.53</text:p>
                <draw:g>
                  <svg:desc>Лист1.C16:Лист1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5">
                <text:p>29.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.7">
                <text:p>29.7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2">
                <text:p>30.2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9">
                <text:p>30.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3">
                <text:p>31.3</text:p>
              </table:table-cell>
              <table:table-cell office:value-type="float" office:value="10.02">
                <text:p>10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.7">
                <text:p>31.7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9">
                <text:p>31.9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.2">
                <text:p>32.2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.6">
                <text:p>32.6</text:p>
              </table:table-cell>
              <table:table-cell office:value-type="float" office:value="11.38">
                <text:p>11.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019cm" svg:height="7.468cm" xlink:href=".." xlink:type="simple" chart:class="chart:scatter" chart:style-name="ch1">
        <chart:plot-area chart:style-name="ch2" table:cell-range-address="Лист1.B16:Лист1.B26 Лист1.D16:Лист1.D26" svg:x="1.258cm" svg:y="0.731cm" svg:width="9.321cm" svg:height="5.58cm">
          <chartooo:coordinate-region svg:x="2.17cm" svg:y="0.943cm" svg:width="8.222cm" svg:height="4.695cm"/>
          <chart:axis chart:dimension="x" chart:name="primary-x" chart:style-name="ch3">
            <chart:title svg:x="5.556cm" svg:y="6.461cm" chart:style-name="ch4">
              <text:p>U, B</text:p>
            </chart:title>
          </chart:axis>
          <chart:axis chart:dimension="y" chart:name="primary-y" chart:style-name="ch3">
            <chart:title svg:x="0.451cm" svg:y="3.988cm" chart:style-name="ch5">
              <text:p>cos φ</text:p>
            </chart:title>
            <chart:grid chart:style-name="ch6" chart:class="major"/>
          </chart:axis>
          <chart:series chart:style-name="ch7" chart:values-cell-range-address="Лист1.D16:Лист1.D26" chart:class="chart:scatter">
            <chart:domain table:cell-range-address="Лист1.B16:Лист1.B26"/>
            <chart:regression-curve chart:style-name="ch8">
              <chart:equation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.2">
                <text:p>29.2</text:p>
                <draw:g>
                  <svg:desc>Лист1.B16:Лист1.B26</svg:desc>
                </draw:g>
              </table:table-cell>
              <table:table-cell office:value-type="float" office:value="0.5">
                <text:p>0.5</text:p>
                <draw:g>
                  <svg:desc>Лист1.D16:Лист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5">
                <text:p>29.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.7">
                <text:p>29.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2">
                <text:p>30.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9">
                <text:p>30.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3">
                <text:p>31.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.7">
                <text:p>31.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9">
                <text:p>31.9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.2">
                <text:p>32.2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.6">
                <text:p>32.6</text:p>
              </table:table-cell>
              <table:table-cell office:value-type="float" office:value="0.58">
                <text:p>0.5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25cm" svg:height="8.59cm" xlink:href=".." xlink:type="simple" chart:class="chart:scatter" chart:column-mapping="1 0" chart:style-name="ch1">
        <chart:plot-area chart:style-name="ch2" table:cell-range-address="Лист1.A30:Лист1.B40" svg:x="1.292cm" svg:y="0.819cm" svg:width="10.925cm" svg:height="6.592cm">
          <chartooo:coordinate-region svg:x="2.205cm" svg:y="1.031cm" svg:width="9.681cm" svg:height="5.707cm"/>
          <chart:axis chart:dimension="x" chart:name="primary-x" chart:style-name="ch3">
            <chart:title svg:x="6.392cm" svg:y="7.583cm" chart:style-name="ch4">
              <text:p>U, B</text:p>
            </chart:title>
          </chart:axis>
          <chart:axis chart:dimension="y" chart:name="primary-y" chart:style-name="ch5">
            <chart:title svg:x="0.451cm" svg:y="4.423cm" chart:style-name="ch6">
              <text:p> I, A</text:p>
            </chart:title>
            <chart:grid chart:style-name="ch7" chart:class="major"/>
          </chart:axis>
          <chart:series chart:style-name="ch8" chart:values-cell-range-address="Лист1.A30:Лист1.A40" chart:class="chart:scatter">
            <chart:domain table:cell-range-address="Лист1.B30:Лист1.B40"/>
            <chart:regression-curve chart:style-name="ch9">
              <chart:equation/>
            </chart:regression-curve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31">
                <text:p>11.31</text:p>
                <draw:g>
                  <svg:desc>Лист1.B30:Лист1.B40</svg:desc>
                </draw:g>
              </table:table-cell>
              <table:table-cell office:value-type="float" office:value="0.24">
                <text:p>0.24</text:p>
                <draw:g>
                  <svg:desc>Лист1.A30:Лист1.A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68">
                <text:p>11.6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08">
                <text:p>12.0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46">
                <text:p>12.4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8">
                <text:p>12.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2">
                <text:p>13.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57">
                <text:p>13.5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92">
                <text:p>13.9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3">
                <text:p>14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75">
                <text:p>14.7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15">
                <text:p>15.15</text:p>
              </table:table-cell>
              <table:table-cell office:value-type="float" office:value="0.31">
                <text:p>0.3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